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20000009000027080000271DBEF3DC6C.svm"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4424in" style:rel-column-width="16384*"/>
    </style:style>
    <style:style style:name="Table1.C" style:family="table-column">
      <style:table-column-properties style:column-width="1.441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style:font-size-asian="14pt" style:font-size-complex="14pt"/>
    </style:style>
    <style:style style:name="P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9"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0"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Arial" fo:font-size="12pt" fo:language="en" fo:country="GB" style:font-size-asian="12pt" style:font-size-complex="12pt"/>
    </style:style>
    <style:style style:name="P1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4" style:family="paragraph" style:parent-style-name="Normal-text-no-indention">
      <style:text-properties officeooo:paragraph-rsid="002f95f6"/>
    </style:style>
    <style:style style:name="P15" style:family="paragraph" style:parent-style-name="Normal-text-no-indention">
      <style:text-properties officeooo:rsid="0052af4f" officeooo:paragraph-rsid="0052af4f"/>
    </style:style>
    <style:style style:name="P16" style:family="paragraph" style:parent-style-name="Normal-text-no-indention">
      <style:text-properties officeooo:paragraph-rsid="00f11b66"/>
    </style:style>
    <style:style style:name="P17" style:family="paragraph" style:parent-style-name="Normal-text-no-indention">
      <style:text-properties officeooo:paragraph-rsid="00f1645b"/>
    </style:style>
    <style:style style:name="P18" style:family="paragraph" style:parent-style-name="Normal-text-no-indention">
      <style:text-properties officeooo:rsid="0073a894" officeooo:paragraph-rsid="0102ee23"/>
    </style:style>
    <style:style style:name="P19" style:family="paragraph" style:parent-style-name="Normal-text-no-indention">
      <style:text-properties officeooo:rsid="00ea383a" officeooo:paragraph-rsid="00ea383a"/>
    </style:style>
    <style:style style:name="P20" style:family="paragraph" style:parent-style-name="Normal-text-no-indention">
      <style:text-properties officeooo:rsid="00f11b66" officeooo:paragraph-rsid="00f11b66"/>
    </style:style>
    <style:style style:name="P21" style:family="paragraph" style:parent-style-name="Normal-text-no-indention">
      <style:text-properties officeooo:rsid="000fad5d" officeooo:paragraph-rsid="000fad5d"/>
    </style:style>
    <style:style style:name="P22" style:family="paragraph" style:parent-style-name="Normal-text">
      <style:text-properties fo:font-weight="bold" officeooo:paragraph-rsid="0038f3e6" style:font-weight-asian="bold" style:font-weight-complex="bold"/>
    </style:style>
    <style:style style:name="P23" style:family="paragraph" style:parent-style-name="Normal-text">
      <style:text-properties fo:font-style="italic" officeooo:paragraph-rsid="0038f3e6" style:font-style-asian="italic" style:font-style-complex="italic"/>
    </style:style>
    <style:style style:name="P24" style:family="paragraph" style:parent-style-name="Normal-text">
      <style:text-properties fo:font-style="italic" officeooo:rsid="007d0e86" style:font-style-asian="italic" style:font-style-complex="italic"/>
    </style:style>
    <style:style style:name="P25" style:family="paragraph" style:parent-style-name="Normal-text">
      <style:text-properties officeooo:paragraph-rsid="0045f68d"/>
    </style:style>
    <style:style style:name="P26" style:family="paragraph" style:parent-style-name="Normal-text">
      <style:text-properties officeooo:paragraph-rsid="00468fab"/>
    </style:style>
    <style:style style:name="P27" style:family="paragraph" style:parent-style-name="Normal-text">
      <style:text-properties officeooo:paragraph-rsid="004a34b2"/>
    </style:style>
    <style:style style:name="P28" style:family="paragraph" style:parent-style-name="Normal-text">
      <style:text-properties officeooo:rsid="002f95f6" officeooo:paragraph-rsid="0034529e"/>
    </style:style>
    <style:style style:name="P29" style:family="paragraph" style:parent-style-name="Normal-text">
      <style:text-properties officeooo:rsid="0044f3ae" officeooo:paragraph-rsid="0044f3ae"/>
    </style:style>
    <style:style style:name="P30" style:family="paragraph" style:parent-style-name="Normal-text">
      <style:text-properties officeooo:rsid="004e0a70"/>
    </style:style>
    <style:style style:name="P31" style:family="paragraph" style:parent-style-name="Normal-text">
      <style:text-properties officeooo:rsid="004e0a70" officeooo:paragraph-rsid="004e0a70"/>
    </style:style>
    <style:style style:name="P32" style:family="paragraph" style:parent-style-name="Normal-text">
      <style:text-properties officeooo:rsid="004fa6e6"/>
    </style:style>
    <style:style style:name="P33" style:family="paragraph" style:parent-style-name="Normal-text">
      <style:text-properties officeooo:rsid="004fa6e6" officeooo:paragraph-rsid="00583e41"/>
    </style:style>
    <style:style style:name="P34" style:family="paragraph" style:parent-style-name="Normal-text">
      <style:text-properties officeooo:rsid="0051b53c" officeooo:paragraph-rsid="0051b53c"/>
    </style:style>
    <style:style style:name="P35" style:family="paragraph" style:parent-style-name="Normal-text">
      <style:text-properties officeooo:rsid="0051b53c" officeooo:paragraph-rsid="004fb5d2"/>
    </style:style>
    <style:style style:name="P36" style:family="paragraph" style:parent-style-name="Normal-text">
      <style:text-properties officeooo:rsid="0051b53c" officeooo:paragraph-rsid="01010995"/>
    </style:style>
    <style:style style:name="P37" style:family="paragraph" style:parent-style-name="Normal-text">
      <style:text-properties officeooo:rsid="0052af4f" officeooo:paragraph-rsid="0052af4f"/>
    </style:style>
    <style:style style:name="P38" style:family="paragraph" style:parent-style-name="Normal-text">
      <style:text-properties officeooo:rsid="00565980" officeooo:paragraph-rsid="00565980"/>
    </style:style>
    <style:style style:name="P39" style:family="paragraph" style:parent-style-name="Normal-text">
      <style:text-properties officeooo:rsid="00565980" officeooo:paragraph-rsid="00595a25"/>
    </style:style>
    <style:style style:name="P40" style:family="paragraph" style:parent-style-name="Normal-text">
      <style:text-properties officeooo:rsid="00565980" officeooo:paragraph-rsid="005dd5a4"/>
    </style:style>
    <style:style style:name="P41" style:family="paragraph" style:parent-style-name="Normal-text">
      <style:text-properties officeooo:rsid="00583e41" officeooo:paragraph-rsid="00583e41"/>
    </style:style>
    <style:style style:name="P42" style:family="paragraph" style:parent-style-name="Normal-text">
      <style:text-properties officeooo:rsid="005a2b72" officeooo:paragraph-rsid="005a2b72"/>
    </style:style>
    <style:style style:name="P43" style:family="paragraph" style:parent-style-name="Normal-text">
      <style:text-properties officeooo:rsid="00627e7e" officeooo:paragraph-rsid="005a2b72"/>
    </style:style>
    <style:style style:name="P44" style:family="paragraph" style:parent-style-name="Normal-text">
      <style:text-properties officeooo:paragraph-rsid="0078c216"/>
    </style:style>
    <style:style style:name="P45" style:family="paragraph" style:parent-style-name="Normal-text">
      <style:text-properties officeooo:paragraph-rsid="0038f3e6"/>
    </style:style>
    <style:style style:name="P46" style:family="paragraph" style:parent-style-name="Normal-text">
      <style:text-properties officeooo:paragraph-rsid="007a5472"/>
    </style:style>
    <style:style style:name="P47" style:family="paragraph" style:parent-style-name="Normal-text">
      <style:text-properties officeooo:paragraph-rsid="00376f53"/>
    </style:style>
    <style:style style:name="P48" style:family="paragraph" style:parent-style-name="Normal-text">
      <style:text-properties officeooo:paragraph-rsid="007d0e86"/>
    </style:style>
    <style:style style:name="P49" style:family="paragraph" style:parent-style-name="Normal-text">
      <style:text-properties officeooo:paragraph-rsid="008059ed"/>
    </style:style>
    <style:style style:name="P50" style:family="paragraph" style:parent-style-name="Normal-text">
      <style:text-properties officeooo:paragraph-rsid="008200db"/>
    </style:style>
    <style:style style:name="P51" style:family="paragraph" style:parent-style-name="Normal-text">
      <style:text-properties officeooo:paragraph-rsid="0082bbab"/>
    </style:style>
    <style:style style:name="P52" style:family="paragraph" style:parent-style-name="Normal-text">
      <style:text-properties officeooo:rsid="003030d4" officeooo:paragraph-rsid="0078c216"/>
    </style:style>
    <style:style style:name="P53" style:family="paragraph" style:parent-style-name="Normal-text">
      <style:text-properties officeooo:rsid="0078c216" officeooo:paragraph-rsid="0078c216"/>
    </style:style>
    <style:style style:name="P54" style:family="paragraph" style:parent-style-name="Normal-text">
      <style:text-properties officeooo:rsid="007a5472" officeooo:paragraph-rsid="007a5472"/>
    </style:style>
    <style:style style:name="P55" style:family="paragraph" style:parent-style-name="Normal-text">
      <style:text-properties officeooo:rsid="008e37ef" officeooo:paragraph-rsid="004e0a70"/>
    </style:style>
    <style:style style:name="P56" style:family="paragraph" style:parent-style-name="Normal-text">
      <style:text-properties officeooo:rsid="007d0e86" officeooo:paragraph-rsid="007d0e86"/>
    </style:style>
    <style:style style:name="P57" style:family="paragraph" style:parent-style-name="Normal-text">
      <style:text-properties officeooo:paragraph-rsid="00d6d46d"/>
    </style:style>
    <style:style style:name="P58" style:family="paragraph" style:parent-style-name="Normal-text">
      <style:text-properties officeooo:paragraph-rsid="00ed295d"/>
    </style:style>
    <style:style style:name="P59" style:family="paragraph" style:parent-style-name="Normal-text">
      <style:text-properties officeooo:paragraph-rsid="0051b53c"/>
    </style:style>
    <style:style style:name="P60" style:family="paragraph" style:parent-style-name="Normal-text">
      <style:text-properties officeooo:rsid="00ea383a" officeooo:paragraph-rsid="00ea383a"/>
    </style:style>
    <style:style style:name="P61" style:family="paragraph" style:parent-style-name="Normal-text">
      <style:text-properties officeooo:rsid="00eec629" officeooo:paragraph-rsid="00eec629"/>
    </style:style>
    <style:style style:name="P62" style:family="paragraph" style:parent-style-name="Normal-text">
      <style:text-properties officeooo:rsid="00f34713" officeooo:paragraph-rsid="00f34713"/>
    </style:style>
    <style:style style:name="P63" style:family="paragraph" style:parent-style-name="Normal-text">
      <style:text-properties officeooo:rsid="005f7839" officeooo:paragraph-rsid="00583e41"/>
    </style:style>
    <style:style style:name="P64" style:family="paragraph" style:parent-style-name="Normal-text">
      <style:text-properties officeooo:rsid="00f5988d" officeooo:paragraph-rsid="00f5988d"/>
    </style:style>
    <style:style style:name="P65" style:family="paragraph" style:parent-style-name="Normal-text">
      <style:text-properties officeooo:rsid="01010995" officeooo:paragraph-rsid="01010995"/>
    </style:style>
    <style:style style:name="P66" style:family="paragraph" style:parent-style-name="Normal-text">
      <style:text-properties officeooo:rsid="00d3b4f7" officeooo:paragraph-rsid="000fad5d"/>
    </style:style>
    <style:style style:name="P67" style:family="paragraph" style:parent-style-name="Normal-text">
      <style:text-properties officeooo:rsid="00cdc28c"/>
    </style:style>
    <style:style style:name="P68" style:family="paragraph" style:parent-style-name="Normal-text">
      <style:paragraph-properties fo:margin-left="0in" fo:margin-right="0in" fo:text-indent="0in" style:auto-text-indent="false"/>
      <style:text-properties officeooo:rsid="0102ee23" officeooo:paragraph-rsid="00fcf6a2"/>
    </style:style>
    <style:style style:name="P69" style:family="paragraph" style:parent-style-name="Normal-text">
      <style:paragraph-properties fo:margin-left="0in" fo:margin-right="0in" fo:text-indent="0in" style:auto-text-indent="false"/>
      <style:text-properties officeooo:rsid="0102ee23" officeooo:paragraph-rsid="0102ee23"/>
    </style:style>
    <style:style style:name="P70" style:family="paragraph" style:parent-style-name="Standard">
      <style:paragraph-properties fo:margin-left="0in" fo:margin-right="0in" fo:text-indent="0in" style:auto-text-indent="false"/>
      <style:text-properties officeooo:rsid="003de4de" officeooo:paragraph-rsid="003de4de"/>
    </style:style>
    <style:style style:name="P71"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72" style:family="paragraph" style:parent-style-name="Standard">
      <style:paragraph-properties fo:margin-left="0in" fo:margin-right="0in" fo:text-indent="0.4953in" style:auto-text-indent="false"/>
      <style:text-properties officeooo:paragraph-rsid="0034529e"/>
    </style:style>
    <style:style style:name="P73" style:family="paragraph" style:parent-style-name="Standard">
      <style:paragraph-properties fo:margin-left="0in" fo:margin-right="0in" fo:text-indent="0.4953in" style:auto-text-indent="false"/>
      <style:text-properties officeooo:rsid="0025dcd7" officeooo:paragraph-rsid="0034529e"/>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fcf6a2"/>
    </style:style>
    <style:style style:name="P76" style:family="paragraph" style:parent-style-name="Table_20_Contents">
      <style:paragraph-properties fo:text-align="justify" style:justify-single-word="false"/>
      <style:text-properties officeooo:rsid="0051b53c" officeooo:paragraph-rsid="0051b53c"/>
    </style:style>
    <style:style style:name="P77" style:family="paragraph" style:parent-style-name="Table_20_Contents">
      <style:paragraph-properties fo:text-align="justify" style:justify-single-word="false"/>
      <style:text-properties officeooo:rsid="0051b53c" officeooo:paragraph-rsid="00fcf6a2"/>
    </style:style>
    <style:style style:name="P78" style:family="paragraph" style:parent-style-name="Table_20_Contents">
      <style:paragraph-properties fo:text-align="justify" style:justify-single-word="false"/>
      <style:text-properties officeooo:rsid="0086ddae" officeooo:paragraph-rsid="0086ddae"/>
    </style:style>
    <style:style style:name="P79" style:family="paragraph" style:parent-style-name="Table_20_Contents">
      <style:paragraph-properties fo:text-align="justify" style:justify-single-word="false"/>
      <style:text-properties officeooo:rsid="0086ddae" officeooo:paragraph-rsid="00fcf6a2"/>
    </style:style>
    <style:style style:name="P80" style:family="paragraph" style:parent-style-name="Table_20_Contents">
      <style:paragraph-properties fo:text-align="justify" style:justify-single-word="false"/>
      <style:text-properties officeooo:rsid="00fcf6a2" officeooo:paragraph-rsid="00fcf6a2"/>
    </style:style>
    <style:style style:name="P81" style:family="paragraph" style:parent-style-name="Table_20_Contents">
      <style:paragraph-properties fo:text-align="justify" style:justify-single-word="false"/>
      <style:text-properties officeooo:rsid="00ff55a1" officeooo:paragraph-rsid="00ff55a1"/>
    </style:style>
    <style:style style:name="P82" style:family="paragraph" style:parent-style-name="Table_20_Contents">
      <style:paragraph-properties fo:text-align="justify" style:justify-single-word="false"/>
      <style:text-properties officeooo:rsid="00fee4f7" officeooo:paragraph-rsid="00fee4f7"/>
    </style:style>
    <style:style style:name="P83" style:family="paragraph" style:parent-style-name="Table_20_Contents">
      <style:paragraph-properties fo:text-align="justify" style:justify-single-word="false"/>
      <style:text-properties officeooo:rsid="0101d817" officeooo:paragraph-rsid="0101d817"/>
    </style:style>
    <style:style style:name="P84" style:family="paragraph" style:parent-style-name="Caption">
      <style:text-properties officeooo:rsid="00595a25" officeooo:paragraph-rsid="005a2b72"/>
    </style:style>
    <style:style style:name="P85" style:family="paragraph" style:parent-style-name="Caption">
      <style:text-properties fo:font-size="12pt" officeooo:paragraph-rsid="0098a6d0" style:font-size-asian="12pt" style:font-size-complex="12pt"/>
    </style:style>
    <style:style style:name="P86" style:family="paragraph" style:parent-style-name="Normal-text-no-indention">
      <style:paragraph-properties fo:margin-left="0.4898in" fo:margin-right="0.4118in" fo:text-indent="0in" style:auto-text-indent="false"/>
    </style:style>
    <style:style style:name="P87" style:family="paragraph" style:parent-style-name="Standard" style:master-page-name="Standard">
      <style:paragraph-properties fo:line-height="150%" fo:text-align="center" style:justify-single-word="false" style:page-number="auto"/>
      <style:text-properties style:font-name="Arial" fo:font-size="15pt" fo:language="en" fo:country="GB" style:font-size-asian="15pt" style:font-size-complex="15pt"/>
    </style:style>
    <style:style style:name="P88" style:family="paragraph" style:parent-style-name="Standard" style:list-style-name="L1"/>
    <style:style style:name="P89" style:family="paragraph" style:parent-style-name="Standard" style:list-style-name="L1">
      <style:text-properties officeooo:paragraph-rsid="00bf533e"/>
    </style:style>
    <style:style style:name="P90" style:family="paragraph" style:parent-style-name="Standard" style:list-style-name="L1">
      <style:text-properties officeooo:rsid="002573ca"/>
    </style:style>
    <style:style style:name="P91" style:family="paragraph" style:parent-style-name="Standard" style:list-style-name="L1">
      <style:text-properties officeooo:rsid="00cd3e97" officeooo:paragraph-rsid="00cd3e97"/>
    </style:style>
    <style:style style:name="P92" style:family="paragraph" style:parent-style-name="Standard" style:list-style-name="L1">
      <style:text-properties officeooo:rsid="00d17967" officeooo:paragraph-rsid="00d17967"/>
    </style:style>
    <style:style style:name="P9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style:font-size-asian="12pt" style:font-size-complex="12pt"/>
    </style:style>
    <style:style style:name="P9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9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2d6b06" style:font-size-asian="12pt" style:font-size-complex="12pt"/>
    </style:style>
    <style:style style:name="P9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a706b9" style:font-size-asian="12pt" style:font-size-complex="12pt"/>
    </style:style>
    <style:style style:name="P9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9d6447" style:font-size-asian="12pt" style:font-size-complex="12pt"/>
    </style:style>
    <style:style style:name="P98"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2ff5fd" style:font-size-asian="12pt" style:font-size-complex="12pt"/>
    </style:style>
    <style:style style:name="P99"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9dc749" style:font-size-asian="12pt" style:font-size-complex="12pt"/>
    </style:style>
    <style:style style:name="P100"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a0eab9" style:font-size-asian="12pt" style:font-size-complex="12pt"/>
    </style:style>
    <style:style style:name="P101"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aede5" style:font-size-asian="12pt" style:font-size-complex="12pt"/>
    </style:style>
    <style:style style:name="P102"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c6694" style:font-size-asian="12pt" style:font-size-complex="12pt"/>
    </style:style>
    <style:style style:name="P103"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311558" style:font-size-asian="12pt" style:font-size-complex="12pt"/>
    </style:style>
    <style:style style:name="P104"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13347e3" style:font-size-asian="12pt" style:font-size-complex="12pt"/>
    </style:style>
    <style:style style:name="P105"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bd4208" officeooo:paragraph-rsid="00bd4208" style:font-size-asian="12pt" style:font-size-complex="12pt"/>
    </style:style>
    <style:style style:name="P106"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c94ab5" officeooo:paragraph-rsid="00cc6694" style:font-size-asian="12pt" style:font-size-complex="12pt"/>
    </style:style>
    <style:style style:name="P107" style:family="paragraph" style:parent-style-name="Standard">
      <style:paragraph-properties fo:margin-left="0in" fo:margin-right="-0.2291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rsid="009f3225" officeooo:paragraph-rsid="00a0eab9" style:font-size-asian="12pt" style:font-size-complex="12pt"/>
    </style:style>
    <style:style style:name="P108" style:family="paragraph" style:parent-style-name="Standard">
      <style:paragraph-properties fo:margin-left="0in" fo:margin-right="-0.486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109" style:family="paragraph" style:parent-style-name="Standard">
      <style:paragraph-properties fo:margin-left="0in" fo:margin-right="-0.3402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officeooo:paragraph-rsid="00c94ab5" style:font-size-asian="12pt" style:font-size-complex="12pt"/>
    </style:style>
    <style:style style:name="P110" style:family="paragraph" style:parent-style-name="Heading_20_3">
      <style:text-properties officeooo:rsid="0078c216" officeooo:paragraph-rsid="0078c216"/>
    </style:style>
    <style:style style:name="P111" style:family="paragraph" style:parent-style-name="Heading_20_3">
      <style:text-properties officeooo:rsid="007a5472" officeooo:paragraph-rsid="007a5472"/>
    </style:style>
    <style:style style:name="P112" style:family="paragraph" style:parent-style-name="Heading_20_2">
      <style:text-properties officeooo:rsid="0038f3e6" officeooo:paragraph-rsid="0038f3e6"/>
    </style:style>
    <style:style style:name="P113" style:family="paragraph" style:parent-style-name="Heading_20_2">
      <style:text-properties officeooo:rsid="003f56d5"/>
    </style:style>
    <style:style style:name="P114" style:family="paragraph" style:parent-style-name="Heading_20_2">
      <style:text-properties officeooo:rsid="00ed295d" officeooo:paragraph-rsid="00ed295d"/>
    </style:style>
    <style:style style:name="P115" style:family="paragraph" style:parent-style-name="Heading_20_2">
      <style:text-properties officeooo:rsid="007d0e86" officeooo:paragraph-rsid="007d0e86"/>
    </style:style>
    <style:style style:name="P116" style:family="paragraph" style:parent-style-name="Heading_20_2">
      <style:text-properties officeooo:rsid="0066774e" officeooo:paragraph-rsid="0066774e"/>
    </style:style>
    <style:style style:name="P117" style:family="paragraph" style:parent-style-name="Heading_20_1">
      <style:text-properties officeooo:rsid="00127220" officeooo:paragraph-rsid="00127220"/>
    </style:style>
    <style:style style:name="P118" style:family="paragraph" style:parent-style-name="Heading_20_1">
      <style:text-properties officeooo:rsid="004e0a70" officeooo:paragraph-rsid="004e0a70"/>
    </style:style>
    <style:style style:name="P119" style:family="paragraph" style:parent-style-name="Heading_20_1">
      <style:text-properties officeooo:rsid="00f9c18b" officeooo:paragraph-rsid="00f9c18b"/>
    </style:style>
    <style:style style:name="P120" style:family="paragraph" style:parent-style-name="Heading_20_1">
      <style:text-properties officeooo:rsid="0052af4f" officeooo:paragraph-rsid="0052af4f"/>
    </style:style>
    <style:style style:name="P121" style:family="paragraph" style:parent-style-name="Heading_20_1">
      <style:text-properties officeooo:rsid="01199660" officeooo:paragraph-rsid="01199660"/>
    </style:style>
    <style:style style:name="P122" style:family="paragraph" style:parent-style-name="Caption">
      <style:text-properties fo:font-size="12pt" style:font-size-asian="12pt" style:font-size-complex="12pt"/>
    </style:style>
    <style:style style:name="P123" style:family="paragraph" style:parent-style-name="Normal-text-no-indention" style:list-style-name="L3">
      <style:text-properties officeooo:rsid="011a8c1b" officeooo:paragraph-rsid="011a8c1b"/>
    </style:style>
    <style:style style:name="P124" style:family="paragraph" style:parent-style-name="Normal-text">
      <style:text-properties officeooo:rsid="011c8bc4" officeooo:paragraph-rsid="011c8bc4"/>
    </style:style>
    <style:style style:name="P125" style:family="paragraph" style:parent-style-name="Normal-text" style:list-style-name="L2">
      <style:text-properties officeooo:paragraph-rsid="008059ed"/>
    </style:style>
    <style:style style:name="P126" style:family="paragraph" style:parent-style-name="Normal-text" style:list-style-name="L2">
      <style:text-properties officeooo:rsid="008059ed" officeooo:paragraph-rsid="008059ed"/>
    </style:style>
    <style:style style:name="P127" style:family="paragraph" style:parent-style-name="Normal-text" style:list-style-name="L3">
      <style:text-properties officeooo:paragraph-rsid="011a8c1b"/>
    </style:style>
    <style:style style:name="P128" style:family="paragraph" style:parent-style-name="Normal-text" style:list-style-name="L3">
      <style:text-properties officeooo:rsid="01199660" officeooo:paragraph-rsid="011a8c1b"/>
    </style:style>
    <style:style style:name="P129" style:family="paragraph" style:parent-style-name="Normal-text" style:list-style-name="L3">
      <style:text-properties officeooo:rsid="011e1105" officeooo:paragraph-rsid="011e1105"/>
    </style:style>
    <style:style style:name="P130" style:family="paragraph" style:parent-style-name="Normal-text">
      <style:text-properties officeooo:paragraph-rsid="013cf5e6"/>
    </style:style>
    <style:style style:name="P131" style:family="paragraph" style:parent-style-name="Normal-text">
      <style:text-properties officeooo:rsid="01048f97" officeooo:paragraph-rsid="01048f97"/>
    </style:style>
    <style:style style:name="P132" style:family="paragraph" style:parent-style-name="Normal-text">
      <style:text-properties officeooo:rsid="01048f97" officeooo:paragraph-rsid="014128fa"/>
    </style:style>
    <style:style style:name="T1" style:family="text">
      <style:text-properties officeooo:rsid="0014390c"/>
    </style:style>
    <style:style style:name="T2" style:family="text">
      <style:text-properties officeooo:rsid="0015d2d7"/>
    </style:style>
    <style:style style:name="T3" style:family="text">
      <style:text-properties officeooo:rsid="0015e439"/>
    </style:style>
    <style:style style:name="T4" style:family="text">
      <style:text-properties officeooo:rsid="001f0c8b"/>
    </style:style>
    <style:style style:name="T5" style:family="text">
      <style:text-properties officeooo:rsid="0020f7c4"/>
    </style:style>
    <style:style style:name="T6" style:family="text">
      <style:text-properties officeooo:rsid="0025dcd7"/>
    </style:style>
    <style:style style:name="T7" style:family="text">
      <style:text-properties officeooo:rsid="00275d9c"/>
    </style:style>
    <style:style style:name="T8" style:family="text">
      <style:text-properties officeooo:rsid="002b17f5"/>
    </style:style>
    <style:style style:name="T9" style:family="text">
      <style:text-properties officeooo:rsid="002d56db"/>
    </style:style>
    <style:style style:name="T10" style:family="text">
      <style:text-properties officeooo:rsid="002f95f6"/>
    </style:style>
    <style:style style:name="T11" style:family="text">
      <style:text-properties officeooo:rsid="003030d4"/>
    </style:style>
    <style:style style:name="T12" style:family="text">
      <style:text-properties officeooo:rsid="0031f087"/>
    </style:style>
    <style:style style:name="T13" style:family="text">
      <style:text-properties officeooo:rsid="0032671b"/>
    </style:style>
    <style:style style:name="T14" style:family="text">
      <style:text-properties officeooo:rsid="0036aea6"/>
    </style:style>
    <style:style style:name="T15" style:family="text">
      <style:text-properties style:text-position="super 58%" officeooo:rsid="0032671b"/>
    </style:style>
    <style:style style:name="T16" style:family="text">
      <style:text-properties style:text-position="super 58%" officeooo:rsid="0068289a"/>
    </style:style>
    <style:style style:name="T17" style:family="text">
      <style:text-properties style:text-position="super 58%" officeooo:rsid="00697710"/>
    </style:style>
    <style:style style:name="T18" style:family="text">
      <style:text-properties style:text-position="super 58%" officeooo:rsid="00efef17"/>
    </style:style>
    <style:style style:name="T19" style:family="text">
      <style:text-properties officeooo:rsid="00376f53"/>
    </style:style>
    <style:style style:name="T20" style:family="text">
      <style:text-properties officeooo:rsid="0038f3e6"/>
    </style:style>
    <style:style style:name="T21" style:family="text">
      <style:text-properties officeooo:rsid="003a783a"/>
    </style:style>
    <style:style style:name="T22" style:family="text">
      <style:text-properties officeooo:rsid="003ba26d"/>
    </style:style>
    <style:style style:name="T23" style:family="text">
      <style:text-properties officeooo:rsid="003de4de"/>
    </style:style>
    <style:style style:name="T24" style:family="text">
      <style:text-properties officeooo:rsid="003f56d5"/>
    </style:style>
    <style:style style:name="T25" style:family="text">
      <style:text-properties officeooo:rsid="00402351"/>
    </style:style>
    <style:style style:name="T26" style:family="text">
      <style:text-properties officeooo:rsid="0041f3c9"/>
    </style:style>
    <style:style style:name="T27" style:family="text">
      <style:text-properties officeooo:rsid="0045f68d"/>
    </style:style>
    <style:style style:name="T28" style:family="text">
      <style:text-properties officeooo:rsid="00468fab"/>
    </style:style>
    <style:style style:name="T29" style:family="text">
      <style:text-properties officeooo:rsid="0048548d"/>
    </style:style>
    <style:style style:name="T30" style:family="text">
      <style:text-properties fo:font-style="italic" officeooo:rsid="008f13ad" style:font-style-asian="italic" style:font-style-complex="italic"/>
    </style:style>
    <style:style style:name="T31" style:family="text">
      <style:text-properties officeooo:rsid="004a34b2"/>
    </style:style>
    <style:style style:name="T32" style:family="text">
      <style:text-properties officeooo:rsid="004ba148"/>
    </style:style>
    <style:style style:name="T33" style:family="text">
      <style:text-properties officeooo:rsid="004e0a70"/>
    </style:style>
    <style:style style:name="T34" style:family="text">
      <style:text-properties officeooo:rsid="004fb5d2"/>
    </style:style>
    <style:style style:name="T35" style:family="text">
      <style:text-properties officeooo:rsid="0051b53c"/>
    </style:style>
    <style:style style:name="T36" style:family="text">
      <style:text-properties officeooo:rsid="0054d844"/>
    </style:style>
    <style:style style:name="T37" style:family="text">
      <style:text-properties officeooo:rsid="00565980"/>
    </style:style>
    <style:style style:name="T38" style:family="text">
      <style:text-properties officeooo:rsid="00583e41"/>
    </style:style>
    <style:style style:name="T39" style:family="text">
      <style:text-properties officeooo:rsid="00595a25"/>
    </style:style>
    <style:style style:name="T40" style:family="text">
      <style:text-properties officeooo:rsid="005a2b72"/>
    </style:style>
    <style:style style:name="T41" style:family="text">
      <style:text-properties officeooo:rsid="005dd5a4"/>
    </style:style>
    <style:style style:name="T42" style:family="text">
      <style:text-properties officeooo:rsid="005f7839"/>
    </style:style>
    <style:style style:name="T43" style:family="text">
      <style:text-properties officeooo:rsid="005ffa82"/>
    </style:style>
    <style:style style:name="T44" style:family="text">
      <style:text-properties officeooo:rsid="006122db"/>
    </style:style>
    <style:style style:name="T45" style:family="text">
      <style:text-properties officeooo:rsid="00627e7e"/>
    </style:style>
    <style:style style:name="T46" style:family="text">
      <style:text-properties officeooo:rsid="0066774e"/>
    </style:style>
    <style:style style:name="T47" style:family="text">
      <style:text-properties officeooo:rsid="0067d3b6"/>
    </style:style>
    <style:style style:name="T48" style:family="text">
      <style:text-properties officeooo:rsid="0068289a"/>
    </style:style>
    <style:style style:name="T49" style:family="text">
      <style:text-properties officeooo:rsid="00697710"/>
    </style:style>
    <style:style style:name="T50" style:family="text">
      <style:text-properties officeooo:rsid="006bfdf6"/>
    </style:style>
    <style:style style:name="T51" style:family="text">
      <style:text-properties officeooo:rsid="0071a9a8"/>
    </style:style>
    <style:style style:name="T52" style:family="text">
      <style:text-properties officeooo:rsid="0076e99b"/>
    </style:style>
    <style:style style:name="T53" style:family="text">
      <style:text-properties officeooo:rsid="0078c216"/>
    </style:style>
    <style:style style:name="T54" style:family="text">
      <style:text-properties officeooo:rsid="007a5472"/>
    </style:style>
    <style:style style:name="T55" style:family="text">
      <style:text-properties officeooo:rsid="007d0e86"/>
    </style:style>
    <style:style style:name="T56" style:family="text">
      <style:text-properties officeooo:rsid="007ddf69"/>
    </style:style>
    <style:style style:name="T57" style:family="text">
      <style:text-properties officeooo:rsid="008059ed"/>
    </style:style>
    <style:style style:name="T58" style:family="text">
      <style:text-properties officeooo:rsid="008200db"/>
    </style:style>
    <style:style style:name="T59" style:family="text">
      <style:text-properties officeooo:rsid="0082bbab"/>
    </style:style>
    <style:style style:name="T60" style:family="text">
      <style:text-properties officeooo:rsid="0083f89f"/>
    </style:style>
    <style:style style:name="T61" style:family="text">
      <style:text-properties officeooo:rsid="008570da"/>
    </style:style>
    <style:style style:name="T62" style:family="text">
      <style:text-properties officeooo:rsid="0089ca22"/>
    </style:style>
    <style:style style:name="T63" style:family="text">
      <style:text-properties officeooo:rsid="008b60c0"/>
    </style:style>
    <style:style style:name="T64" style:family="text">
      <style:text-properties officeooo:rsid="008da143"/>
    </style:style>
    <style:style style:name="T65" style:family="text">
      <style:text-properties officeooo:rsid="008e37ef"/>
    </style:style>
    <style:style style:name="T66" style:family="text">
      <style:text-properties officeooo:rsid="008f13ad"/>
    </style:style>
    <style:style style:name="T67" style:family="text">
      <style:text-properties officeooo:rsid="00906990"/>
    </style:style>
    <style:style style:name="T68" style:family="text">
      <style:text-properties officeooo:rsid="0090f009"/>
    </style:style>
    <style:style style:name="T69" style:family="text">
      <style:text-properties officeooo:rsid="00915577"/>
    </style:style>
    <style:style style:name="T70" style:family="text">
      <style:text-properties officeooo:rsid="009cc5e9"/>
    </style:style>
    <style:style style:name="T71" style:family="text">
      <style:text-properties officeooo:rsid="009d43b6"/>
    </style:style>
    <style:style style:name="T72" style:family="text">
      <style:text-properties officeooo:rsid="009d6447"/>
    </style:style>
    <style:style style:name="T73" style:family="text">
      <style:text-properties officeooo:rsid="009dc749"/>
    </style:style>
    <style:style style:name="T74" style:family="text">
      <style:text-properties officeooo:rsid="009f3225"/>
    </style:style>
    <style:style style:name="T75" style:family="text">
      <style:text-properties officeooo:rsid="00a0eab9"/>
    </style:style>
    <style:style style:name="T76" style:family="text">
      <style:text-properties officeooo:rsid="00a2284b"/>
    </style:style>
    <style:style style:name="T77" style:family="text">
      <style:text-properties officeooo:rsid="00a417c6"/>
    </style:style>
    <style:style style:name="T78" style:family="text">
      <style:text-properties officeooo:rsid="00a56ac7"/>
    </style:style>
    <style:style style:name="T79" style:family="text">
      <style:text-properties officeooo:rsid="00a6b11b"/>
    </style:style>
    <style:style style:name="T80" style:family="text">
      <style:text-properties officeooo:rsid="00a706b9"/>
    </style:style>
    <style:style style:name="T81" style:family="text">
      <style:text-properties officeooo:rsid="00a735d1"/>
    </style:style>
    <style:style style:name="T82" style:family="text">
      <style:text-properties officeooo:rsid="00a79280"/>
    </style:style>
    <style:style style:name="T83" style:family="text">
      <style:text-properties officeooo:rsid="00a9b5a5"/>
    </style:style>
    <style:style style:name="T84" style:family="text">
      <style:text-properties officeooo:rsid="00aacc52"/>
    </style:style>
    <style:style style:name="T85" style:family="text">
      <style:text-properties officeooo:rsid="00ab113e"/>
    </style:style>
    <style:style style:name="T86" style:family="text">
      <style:text-properties officeooo:rsid="00b01e56"/>
    </style:style>
    <style:style style:name="T87" style:family="text">
      <style:text-properties officeooo:rsid="00b27a89"/>
    </style:style>
    <style:style style:name="T88" style:family="text">
      <style:text-properties officeooo:rsid="00b3463b"/>
    </style:style>
    <style:style style:name="T89" style:family="text">
      <style:text-properties officeooo:rsid="00b552a3"/>
    </style:style>
    <style:style style:name="T90" style:family="text">
      <style:text-properties officeooo:rsid="00b6788a"/>
    </style:style>
    <style:style style:name="T91" style:family="text">
      <style:text-properties officeooo:rsid="00b75c28"/>
    </style:style>
    <style:style style:name="T92" style:family="text">
      <style:text-properties officeooo:rsid="00b8e8c4"/>
    </style:style>
    <style:style style:name="T93" style:family="text">
      <style:text-properties officeooo:rsid="00bf533e"/>
    </style:style>
    <style:style style:name="T94" style:family="text">
      <style:text-properties officeooo:rsid="00bfe3b5"/>
    </style:style>
    <style:style style:name="T95" style:family="text">
      <style:text-properties officeooo:rsid="00c2296f"/>
    </style:style>
    <style:style style:name="T96" style:family="text">
      <style:text-properties officeooo:rsid="00c3d6a2"/>
    </style:style>
    <style:style style:name="T97" style:family="text">
      <style:text-properties officeooo:rsid="00c4a503"/>
    </style:style>
    <style:style style:name="T98" style:family="text">
      <style:text-properties officeooo:rsid="00c5edd9"/>
    </style:style>
    <style:style style:name="T99" style:family="text">
      <style:text-properties officeooo:rsid="00c94ab5"/>
    </style:style>
    <style:style style:name="T100" style:family="text">
      <style:text-properties officeooo:rsid="00c9deab"/>
    </style:style>
    <style:style style:name="T101" style:family="text">
      <style:text-properties officeooo:rsid="00ccfc0c"/>
    </style:style>
    <style:style style:name="T102" style:family="text">
      <style:text-properties officeooo:rsid="00cdc28c"/>
    </style:style>
    <style:style style:name="T103" style:family="text">
      <style:text-properties officeooo:rsid="00cee267"/>
    </style:style>
    <style:style style:name="T104" style:family="text">
      <style:text-properties officeooo:rsid="00d2647d"/>
    </style:style>
    <style:style style:name="T105" style:family="text">
      <style:text-properties officeooo:rsid="00d3b4f7"/>
    </style:style>
    <style:style style:name="T106" style:family="text">
      <style:text-properties officeooo:rsid="00d3e06a"/>
    </style:style>
    <style:style style:name="T107" style:family="text">
      <style:text-properties officeooo:rsid="00d55b57"/>
    </style:style>
    <style:style style:name="T108" style:family="text">
      <style:text-properties officeooo:rsid="00d6d46d"/>
    </style:style>
    <style:style style:name="T109" style:family="text">
      <style:text-properties officeooo:rsid="00d78d38"/>
    </style:style>
    <style:style style:name="T110" style:family="text">
      <style:text-properties officeooo:rsid="00d959a2"/>
    </style:style>
    <style:style style:name="T111" style:family="text">
      <style:text-properties officeooo:rsid="00e0faf3"/>
    </style:style>
    <style:style style:name="T112" style:family="text">
      <style:text-properties officeooo:rsid="00e15cb6"/>
    </style:style>
    <style:style style:name="T113" style:family="text">
      <style:text-properties officeooo:rsid="00e2ea18"/>
    </style:style>
    <style:style style:name="T114" style:family="text">
      <style:text-properties officeooo:rsid="00e4b53f"/>
    </style:style>
    <style:style style:name="T115" style:family="text">
      <style:text-properties officeooo:rsid="00e6137e"/>
    </style:style>
    <style:style style:name="T116" style:family="text">
      <style:text-properties officeooo:rsid="00e682db"/>
    </style:style>
    <style:style style:name="T117" style:family="text">
      <style:text-properties officeooo:rsid="00e68dfa"/>
    </style:style>
    <style:style style:name="T118" style:family="text">
      <style:text-properties officeooo:rsid="00e76c14"/>
    </style:style>
    <style:style style:name="T119" style:family="text">
      <style:text-properties officeooo:rsid="00e82a6b"/>
    </style:style>
    <style:style style:name="T120" style:family="text">
      <style:text-properties officeooo:rsid="00e8d303"/>
    </style:style>
    <style:style style:name="T121" style:family="text">
      <style:text-properties officeooo:rsid="00e95b1f"/>
    </style:style>
    <style:style style:name="T122" style:family="text">
      <style:text-properties officeooo:rsid="00ea383a"/>
    </style:style>
    <style:style style:name="T123" style:family="text">
      <style:text-properties officeooo:rsid="00eab971"/>
    </style:style>
    <style:style style:name="T124" style:family="text">
      <style:text-properties officeooo:rsid="00ead9ae"/>
    </style:style>
    <style:style style:name="T125" style:family="text">
      <style:text-properties officeooo:rsid="00eb4675"/>
    </style:style>
    <style:style style:name="T126" style:family="text">
      <style:text-properties officeooo:rsid="00ef36ec"/>
    </style:style>
    <style:style style:name="T127" style:family="text">
      <style:text-properties officeooo:rsid="00efe59d"/>
    </style:style>
    <style:style style:name="T128" style:family="text">
      <style:text-properties officeooo:rsid="00efef17"/>
    </style:style>
    <style:style style:name="T129" style:family="text">
      <style:text-properties officeooo:rsid="00f04bd6"/>
    </style:style>
    <style:style style:name="T130" style:family="text">
      <style:text-properties officeooo:rsid="00f11b66"/>
    </style:style>
    <style:style style:name="T131" style:family="text">
      <style:text-properties officeooo:rsid="00f1645b"/>
    </style:style>
    <style:style style:name="T132" style:family="text">
      <style:text-properties officeooo:rsid="00f34713"/>
    </style:style>
    <style:style style:name="T133" style:family="text">
      <style:text-properties officeooo:rsid="00f3a9b8"/>
    </style:style>
    <style:style style:name="T134" style:family="text">
      <style:text-properties officeooo:rsid="00f78ded"/>
    </style:style>
    <style:style style:name="T135" style:family="text">
      <style:text-properties officeooo:rsid="00f908c0"/>
    </style:style>
    <style:style style:name="T136" style:family="text">
      <style:text-properties officeooo:rsid="00f9c18b"/>
    </style:style>
    <style:style style:name="T137" style:family="text">
      <style:text-properties officeooo:rsid="00fb3a21"/>
    </style:style>
    <style:style style:name="T138" style:family="text">
      <style:text-properties officeooo:rsid="00fee4f7"/>
    </style:style>
    <style:style style:name="T139" style:family="text">
      <style:text-properties officeooo:rsid="01010995"/>
    </style:style>
    <style:style style:name="T140" style:family="text">
      <style:text-properties officeooo:rsid="0101d817"/>
    </style:style>
    <style:style style:name="T141" style:family="text">
      <style:text-properties officeooo:rsid="0102ee23"/>
    </style:style>
    <style:style style:name="T142" style:family="text">
      <style:text-properties officeooo:rsid="01048f97"/>
    </style:style>
    <style:style style:name="T143" style:family="text">
      <style:text-properties officeooo:rsid="01065911"/>
    </style:style>
    <style:style style:name="T144" style:family="text">
      <style:text-properties officeooo:rsid="01079de0"/>
    </style:style>
    <style:style style:name="T145" style:family="text">
      <style:text-properties officeooo:rsid="010a5448"/>
    </style:style>
    <style:style style:name="T146" style:family="text">
      <style:text-properties officeooo:rsid="010afc86"/>
    </style:style>
    <style:style style:name="T147" style:family="text">
      <style:text-properties officeooo:rsid="010c46e1"/>
    </style:style>
    <style:style style:name="T148" style:family="text">
      <style:text-properties officeooo:rsid="010d15b3"/>
    </style:style>
    <style:style style:name="T149" style:family="text">
      <style:text-properties officeooo:rsid="010f5ca0"/>
    </style:style>
    <style:style style:name="T150" style:family="text">
      <style:text-properties officeooo:rsid="01101168"/>
    </style:style>
    <style:style style:name="T151" style:family="text">
      <style:text-properties officeooo:rsid="0111ca11"/>
    </style:style>
    <style:style style:name="T152" style:family="text">
      <style:text-properties officeooo:rsid="01138421"/>
    </style:style>
    <style:style style:name="T153" style:family="text">
      <style:text-properties officeooo:rsid="0114b7c4"/>
    </style:style>
    <style:style style:name="T154" style:family="text">
      <style:text-properties officeooo:rsid="01156a7d"/>
    </style:style>
    <style:style style:name="T155" style:family="text">
      <style:text-properties officeooo:rsid="011690ff"/>
    </style:style>
    <style:style style:name="T156" style:family="text">
      <style:text-properties officeooo:rsid="0116ea0d"/>
    </style:style>
    <style:style style:name="T157" style:family="text">
      <style:text-properties fo:font-size="12pt" fo:font-style="italic" fo:font-weight="bold" officeooo:rsid="000b98cf" style:font-size-asian="12pt" style:font-style-asian="italic" style:font-weight-asian="bold" style:font-size-complex="12pt" style:font-style-complex="italic" style:font-weight-complex="bold"/>
    </style:style>
    <style:style style:name="T158" style:family="text">
      <style:text-properties fo:font-size="12pt" fo:font-style="italic" officeooo:rsid="000b98cf" style:font-size-asian="12pt" style:font-style-asian="italic" style:font-size-complex="12pt" style:font-style-complex="italic"/>
    </style:style>
    <style:style style:name="T159" style:family="text">
      <style:text-properties fo:font-size="12pt" fo:font-style="italic" officeooo:rsid="00daf396" style:font-size-asian="12pt" style:font-style-asian="italic" style:font-size-complex="12pt" style:font-style-complex="italic"/>
    </style:style>
    <style:style style:name="T160" style:family="text">
      <style:text-properties fo:font-size="12pt" fo:font-style="italic" officeooo:rsid="00db5d69" style:font-size-asian="12pt" style:font-style-asian="italic" style:font-size-complex="12pt" style:font-style-complex="italic"/>
    </style:style>
    <style:style style:name="T161" style:family="text">
      <style:text-properties fo:font-size="12pt" fo:font-style="italic" officeooo:rsid="002573ca" style:font-size-asian="12pt" style:font-style-asian="italic" style:font-size-complex="12pt" style:font-style-complex="italic"/>
    </style:style>
    <style:style style:name="T162" style:family="text">
      <style:text-properties fo:font-size="12pt" fo:font-style="italic" officeooo:rsid="001f072f" style:font-size-asian="12pt" style:font-style-asian="italic" style:font-size-complex="12pt" style:font-style-complex="italic"/>
    </style:style>
    <style:style style:name="T163" style:family="text">
      <style:text-properties fo:font-size="12pt" fo:font-style="italic" officeooo:rsid="00dd5495" style:font-size-asian="12pt" style:font-style-asian="italic" style:font-size-complex="12pt" style:font-style-complex="italic"/>
    </style:style>
    <style:style style:name="T164" style:family="text">
      <style:text-properties fo:font-size="12pt" fo:font-style="italic" officeooo:rsid="00ddf489" style:font-size-asian="12pt" style:font-style-asian="italic" style:font-size-complex="12pt" style:font-style-complex="italic"/>
    </style:style>
    <style:style style:name="T165" style:family="text">
      <style:text-properties fo:font-size="12pt" fo:font-style="italic" officeooo:rsid="00df8edd" style:font-size-asian="12pt" style:font-style-asian="italic" style:font-size-complex="12pt" style:font-style-complex="italic"/>
    </style:style>
    <style:style style:name="T166" style:family="text">
      <style:text-properties fo:font-size="12pt" fo:font-style="italic" officeooo:rsid="00d012f0" style:font-size-asian="12pt" style:font-style-asian="italic" style:font-size-complex="12pt" style:font-style-complex="italic"/>
    </style:style>
    <style:style style:name="T167" style:family="text">
      <style:text-properties fo:font-size="12pt" fo:font-style="italic" officeooo:rsid="0011d7a8" style:font-size-asian="12pt" style:font-style-asian="italic" style:font-size-complex="12pt" style:font-style-complex="italic"/>
    </style:style>
    <style:style style:name="T168" style:family="text">
      <style:text-properties fo:font-size="12pt" fo:font-style="italic" officeooo:rsid="00cdc28c" style:font-size-asian="12pt" style:font-style-asian="italic" style:font-size-complex="12pt" style:font-style-complex="italic"/>
    </style:style>
    <style:style style:name="T169" style:family="text">
      <style:text-properties fo:font-size="12pt" fo:font-style="italic" officeooo:rsid="0074ee6e" style:font-size-asian="12pt" style:font-style-asian="italic" style:font-size-complex="12pt" style:font-style-complex="italic"/>
    </style:style>
    <style:style style:name="T170" style:family="text">
      <style:text-properties fo:font-size="12pt" fo:font-style="italic" officeooo:rsid="00c5ff3c" style:font-size-asian="12pt" style:font-style-asian="italic" style:font-size-complex="12pt" style:font-style-complex="italic"/>
    </style:style>
    <style:style style:name="T171" style:family="text">
      <style:text-properties fo:font-size="12pt" fo:font-style="italic" officeooo:rsid="0020f7c4" style:font-size-asian="12pt" style:font-style-asian="italic" style:font-size-complex="12pt" style:font-style-complex="italic"/>
    </style:style>
    <style:style style:name="T172" style:family="text">
      <style:text-properties fo:font-size="12pt" fo:font-style="italic" officeooo:rsid="00bdedd3" style:font-size-asian="12pt" style:font-style-asian="italic" style:font-size-complex="12pt" style:font-style-complex="italic"/>
    </style:style>
    <style:style style:name="T173" style:family="text">
      <style:text-properties fo:font-size="12pt" fo:font-style="italic" officeooo:rsid="00e0e886" style:font-size-asian="12pt" style:font-style-asian="italic" style:font-size-complex="12pt" style:font-style-complex="italic"/>
    </style:style>
    <style:style style:name="T174" style:family="text">
      <style:text-properties fo:font-size="12pt" fo:font-style="italic" officeooo:rsid="00bf7a6e" style:font-size-asian="12pt" style:font-style-asian="italic" style:font-size-complex="12pt" style:font-style-complex="italic"/>
    </style:style>
    <style:style style:name="T175" style:family="text">
      <style:text-properties officeooo:rsid="01199660"/>
    </style:style>
    <style:style style:name="T176" style:family="text">
      <style:text-properties officeooo:rsid="011bf9f7"/>
    </style:style>
    <style:style style:name="T177" style:family="text">
      <style:text-properties officeooo:rsid="011ff8fb"/>
    </style:style>
    <style:style style:name="T178" style:family="text">
      <style:text-properties officeooo:rsid="011ffd65"/>
    </style:style>
    <style:style style:name="T179" style:family="text">
      <style:text-properties officeooo:rsid="0122f10b"/>
    </style:style>
    <style:style style:name="T180" style:family="text">
      <style:text-properties officeooo:rsid="012305cf"/>
    </style:style>
    <style:style style:name="T181" style:family="text">
      <style:text-properties officeooo:rsid="0123a4fb"/>
    </style:style>
    <style:style style:name="T182" style:family="text">
      <style:text-properties officeooo:rsid="0123b1c3"/>
    </style:style>
    <style:style style:name="T183" style:family="text">
      <style:text-properties officeooo:rsid="01246238"/>
    </style:style>
    <style:style style:name="T184" style:family="text">
      <style:text-properties officeooo:rsid="0124f0f7"/>
    </style:style>
    <style:style style:name="T185" style:family="text">
      <style:text-properties officeooo:rsid="01266fff"/>
    </style:style>
    <style:style style:name="T186" style:family="text">
      <style:text-properties officeooo:rsid="012689cd"/>
    </style:style>
    <style:style style:name="T187" style:family="text">
      <style:text-properties officeooo:rsid="01286af4"/>
    </style:style>
    <style:style style:name="T188" style:family="text">
      <style:text-properties officeooo:rsid="01293740"/>
    </style:style>
    <style:style style:name="T189" style:family="text">
      <style:text-properties officeooo:rsid="0129d949"/>
    </style:style>
    <style:style style:name="T190" style:family="text">
      <style:text-properties officeooo:rsid="012bbfe0"/>
    </style:style>
    <style:style style:name="T191" style:family="text">
      <style:text-properties officeooo:rsid="0132744e"/>
    </style:style>
    <style:style style:name="T192" style:family="text">
      <style:text-properties officeooo:rsid="013347e3"/>
    </style:style>
    <style:style style:name="T193" style:family="text">
      <style:text-properties officeooo:rsid="0133cde1"/>
    </style:style>
    <style:style style:name="T194" style:family="text">
      <style:text-properties officeooo:rsid="0134c097"/>
    </style:style>
    <style:style style:name="T195" style:family="text">
      <style:text-properties officeooo:rsid="01361fa8"/>
    </style:style>
    <style:style style:name="T196" style:family="text">
      <style:text-properties officeooo:rsid="0137e31d"/>
    </style:style>
    <style:style style:name="T197" style:family="text">
      <style:text-properties officeooo:rsid="0139c2e2"/>
    </style:style>
    <style:style style:name="T198" style:family="text">
      <style:text-properties officeooo:rsid="013b48af"/>
    </style:style>
    <style:style style:name="T199" style:family="text">
      <style:text-properties officeooo:rsid="014056a4"/>
    </style:style>
    <style:style style:name="T200" style:family="text">
      <style:text-properties officeooo:rsid="014128fa"/>
    </style:style>
    <style:style style:name="T201" style:family="text">
      <style:text-properties officeooo:rsid="0141948f"/>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87"><text:text-input text:description="Name of faculty"/></text:p>
      <text:p text:style-name="P8"><text:text-input text:description="Name of department / chair"/></text:p>
      <text:p text:style-name="P8"><text:text-input text:description="Name of professor">Bill Cox</text:text-input></text:p>
      <text:p text:style-name="P9"><draw:frame draw:style-name="fr4" draw:name="graphics1" text:anchor-type="paragraph" svg:x="0.9173in" svg:y="0.2693in" svg:width="3.9339in" svg:height="3.9425in" draw:z-index="3"><draw:image xlink:href="Pictures/20000009000027080000271DBEF3DC6C.svm" xlink:type="simple" xlink:show="embed" xlink:actuate="onLoad"/></draw:frame>waywardgeek@gmail.com</text:p>
      <text:p text:style-name="P6"/>
      <text:p text:style-name="P5"><text:text-input text:description="Type of paper/thesis">For Consideration in the Password Hashing Competition</text:text-input></text:p>
      <text:p text:style-name="P5"/>
      <text:p text:style-name="P10"><text:text-input text:description="Title of paper">NoelKDF: 
A Compute Time and Sequential Memory Hard Key Derivation Function</text:text-input></text:p>
      <text:p text:style-name="P11"/>
      <text:p text:style-name="P13"><text:user-field-input text:name="Ort" text:description="Place">Chapel Hill, NC</text:user-field-input>, <text:user-field-input text:name="DatumAbgabe" text:description="Date of submission">January 2014</text:user-field-input></text:p>
      <text:p text:style-name="P7"/>
      <text:p text:style-name="P12"/>
      <text:p text:style-name="P12"/>
      <text:p text:style-name="P86"><text:soft-page-break/><text:span text:style-name="T157">Abstract</text:span><text:span text:style-name="T158">. <text:s/>Scrypt demonstrated </text:span><text:span text:style-name="T159">a new</text:span><text:span text:style-name="T158"> </text:span><text:span text:style-name="T160">way </text:span><text:span text:style-name="T158">to thwart </text:span><text:span text:style-name="T159">off-line brute-force password guessing</text:span><text:span text:style-name="T158"> attacks, as the first </text:span><text:span text:style-name="T160">successful </text:span><text:span text:style-name="T158">sequential memory hard key derivation function (KDF). <text:s/>While Scrypt forces an attacker to </text:span><text:span text:style-name="T159">use</text:span><text:span text:style-name="T158"> significant amounts of memory, custom </text:span><text:span text:style-name="T161">ASICs</text:span><text:span text:style-name="T158"> can speed up Scrypt's inner loop </text:span><text:span text:style-name="T162">substantially. <text:s/></text:span><text:span text:style-name="T159">Attackers </text:span><text:span text:style-name="T163">also </text:span><text:span text:style-name="T159">gain up to a 4X benefit in time*memory cost through a time-memory trade-off (TMTO). <text:s/>With cache-timing information, an attacker can attack Scrypt </text:span><text:span text:style-name="T164">on</text:span><text:span text:style-name="T159"> a massively parallel </text:span><text:span text:style-name="T165">scale</text:span><text:span text:style-name="T158">. <text:s/>NoelKDF is a new “</text:span><text:span text:style-name="T166">hybrid” </text:span><text:span text:style-name="T158">sequential-memory-hard KDF which is comput</text:span><text:span text:style-name="T161">e</text:span><text:span text:style-name="T167"> </text:span><text:span text:style-name="T158">time</text:span><text:span text:style-name="T167"> </text:span><text:span text:style-name="T158">hardened through sequential multiply operations </text:span><text:span text:style-name="T165">in its inner loop</text:span><text:span text:style-name="T164">, </text:span><text:span text:style-name="T165">limiting a</text:span><text:span text:style-name="T158"> custom ASIC core</text:span><text:span text:style-name="T165"> speed advantage to about</text:span><text:span text:style-name="T168"> </text:span><text:span text:style-name="T158">2X. <text:s/></text:span><text:span text:style-name="T159">NoelKDF greatly</text:span><text:span text:style-name="T162"> </text:span><text:span text:style-name="T158">increases the time*</text:span><text:span text:style-name="T169">memory </text:span><text:span text:style-name="T158">cost </text:span><text:span text:style-name="T167">per core </text:span><text:span text:style-name="T158">of custom ASIC attacks, while </text:span><text:span text:style-name="T159">greatly</text:span><text:span text:style-name="T170"> reducing any benefit from</text:span><text:span text:style-name="T171"> time-memory trade-off</text:span><text:span text:style-name="T159">s</text:span><text:span text:style-name="T158">. <text:s/></text:span><text:span text:style-name="T166">NoelKDF's “hybrid” design</text:span><text:span text:style-name="T171"> </text:span><text:span text:style-name="T159">also </text:span><text:span text:style-name="T172">provides </text:span><text:span text:style-name="T166">good</text:span><text:span text:style-name="T172"> defence against a</text:span><text:span text:style-name="T171">gainst cache</text:span><text:span text:style-name="T164">-</text:span><text:span text:style-name="T171">timing attacks, </text:span><text:span text:style-name="T173">without sacrificing time*memory performance</text:span><text:span text:style-name="T174">.</text:span></text:p>
      <text:h text:style-name="Heading_20_1" text:outline-level="1"><text:bookmark-start text:name="__RefHeading__538_729210063"/>Introduction<text:bookmark-end text:name="__RefHeading__538_729210063"/></text:h>
      <text:p text:style-name="P21">NoelKDF is a sequential<text:span text:style-name="T111">-</text:span>memory and compute<text:span text:style-name="T111">-</text:span><text:span text:style-name="T5">time </text:span>hard key derivation function <text:span text:style-name="T107">(KDF)</text:span> that maximizes an attackers time*<text:span text:style-name="T52">memory cost</text:span> for guessing passwords. <text:s/><text:span text:style-name="T105">NoelKDF:</text:span></text:p>
      <text:p text:style-name="P66"/>
      <text:list xml:id="list3802878553462698249" text:style-name="L1">
        <text:list-item>
          <text:p text:style-name="P88">Insures high <text:span text:style-name="T52">memory </text:span>cost for an attacker by filling <text:span text:style-name="T104">memory </text:span>rapidly</text:p>
        </text:list-item>
        <text:list-item>
          <text:p text:style-name="P88">Insures high runtime for an attacker through serial multiply operations <text:span text:style-name="T112">that are difficult to speed up </text:span><text:span text:style-name="T145">on an</text:span><text:span text:style-name="T112"> ASIC</text:span></text:p>
        </text:list-item>
        <text:list-item>
          <text:p text:style-name="P88"><text:span text:style-name="T5">Mostly eliminates</text:span> time-memory <text:span text:style-name="T5">t</text:span>rade<text:span text:style-name="T5">-</text:span>off <text:span text:style-name="T102">benefits to attackers</text:span></text:p>
        </text:list-item>
        <text:list-item>
          <text:p text:style-name="P89"><text:span text:style-name="T104">Provides e</text:span><text:span text:style-name="T93">ffective </text:span><text:span text:style-name="T104">defence against </text:span><text:span text:style-name="T146">cache-timing attacks</text:span></text:p>
        </text:list-item>
        <text:list-item>
          <text:p text:style-name="P88"><text:span text:style-name="T105">Can use</text:span> parallelism present on the machine for improved protectio<text:span text:style-name="T52">n</text:span></text:p>
        </text:list-item>
        <text:list-item>
          <text:p text:style-name="P88"><text:span text:style-name="T108">Is s</text:span><text:span text:style-name="T104">uitable for </text:span><text:span text:style-name="T105">desktop PCs, </text:span><text:span text:style-name="T104">web servers, </text:span>embedded applications, <text:span text:style-name="T104">and</text:span> high end graphics cards</text:p>
        </text:list-item>
        <text:list-item>
          <text:p text:style-name="P90">Supports client independent hash updates</text:p>
        </text:list-item>
        <text:list-item>
          <text:p text:style-name="P91">Performs well <text:span text:style-name="T147">hashing</text:span> many GB of <text:span text:style-name="T105">DRAM</text:span>, or just a few MB <text:span text:style-name="T105">of cache</text:span></text:p>
        </text:list-item>
        <text:list-item>
          <text:p text:style-name="P92">Is named after a cat</text:p>
        </text:list-item>
      </text:list>
      <text:p text:style-name="P67"/>
      <text:p text:style-name="Normal-text"><text:span text:style-name="T102">In this paper, </text:span><text:span text:style-name="T106">memory-hard KDFs</text:span><text:span text:style-name="T102"> which do no password derived memory addressing are called “pure”, while those that do </text:span><text:span text:style-name="T106">so early in hashing</text:span><text:span text:style-name="T102"> are called “dirty”, and combinations of the two are called “hybrid”</text:span><text:span text:style-name="T95">. <text:s/>“</text:span><text:span text:style-name="T102">Pure” </text:span><text:span text:style-name="T103">memory-hard </text:span><text:span text:style-name="T102">KDFs are 100% </text:span><text:span text:style-name="T108">immune to</text:span><text:span text:style-name="T102"> cache-timing attack</text:span><text:span text:style-name="T108">s</text:span><text:span text:style-name="T102">, while “dirty” KDFs can be attacked on a massively parallel scale </text:span><text:span text:style-name="T103">once </text:span><text:span text:style-name="T102">an attacker knows what memory addresses are accessed </text:span><text:span text:style-name="T148">when hashing</text:span><text:span text:style-name="T102"> </text:span><text:span text:style-name="T148">a </text:span><text:span text:style-name="T102">correct password. <text:s/>“</text:span><text:span text:style-name="T103">Hybrid” KDFs can have </text:span><text:span text:style-name="T108">good</text:span><text:span text:style-name="T103"> resistance against cache-timing attacks </text:span><text:span text:style-name="T106">while</text:span><text:span text:style-name="T103"> at the same time </text:span><text:span text:style-name="T106">can be as effective </text:span><text:span text:style-name="T103">against brute-force guessing attacks </text:span><text:span text:style-name="T106">as dirty KDFs</text:span><text:span text:style-name="T103">. <text:s/></text:span><text:span text:style-name="T113">Scrypt</text:span><text:span text:style-name="T176">[2]</text:span><text:span text:style-name="T113"> is a “hybrid” KDF, and suffers far less from cache-</text:span><text:soft-page-break/><text:span text:style-name="T113">timing attacks than if it were “dirty”, but since it was not designed specifically to thwart cache-timing attacks or TMTO attacks, its resistance can be improved.</text:span></text:p>
      <text:p text:style-name="Normal-text"><text:span text:style-name="T148">Like Scrypt, </text:span><text:span text:style-name="T95">NoelKDF uses a 2-loop architecture, where in the first loop </text:span><text:span text:style-name="T108">is a “pure” KDF. <text:s/>N</text:span><text:span text:style-name="T95">o password derived </text:span><text:span text:style-name="T178">memory </text:span><text:span text:style-name="T95">addresses are accessed </text:span><text:span text:style-name="T108">in the first loop. <text:s/>The second loop is a “dirty” KDF, which significantly improves defence against offline brute-force guessing attacks as well as limiting TMTO options for an attacker.</text:span></text:p>
      <text:p text:style-name="P57"><text:span text:style-name="T102">Against cach</text:span><text:span text:style-name="T114">e</text:span><text:span text:style-name="T102">-timing-attacks, NoelKDF </text:span><text:span text:style-name="T108">has </text:span><text:span text:style-name="T102">a time*memory cost </text:span><text:span text:style-name="T154">about</text:span><text:span text:style-name="T102"> </text:span><text:span text:style-name="T108">16X lower than when no addressing information is known </text:span><text:span text:style-name="T114">since the second loop can be aborted early, and the first loop can be computed efficiently with about 1/8th of the total memory</text:span><text:span text:style-name="T108">. <text:s/>However, NoelKDF</text:span><text:span text:style-name="T109">'s “dirty” second loop</text:span><text:span text:style-name="T108"> </text:span><text:span text:style-name="T109">provides</text:span><text:span text:style-name="T108"> about a 3-4X improved time*memory cost than “pure” KDFs, <text:s/></text:span><text:span text:style-name="T178">As a result, NoelKDF should have only about</text:span><text:span text:style-name="T108"> a 5-to-1 disadvantage </text:span><text:span text:style-name="T109">against</text:span><text:span text:style-name="T108"> cache-timing attack</text:span><text:span text:style-name="T178">s</text:span><text:span text:style-name="T108"> relative to “pure” KDFs. <text:s/>NoelKDF trades off </text:span><text:span text:style-name="T154">some </text:span><text:span text:style-name="T108">cache-timing </text:span><text:span text:style-name="T178">attack </text:span><text:span text:style-name="T108">resistance in order to </text:span><text:span text:style-name="T178">retain full</text:span><text:span text:style-name="T108"> resistance against brute-force guessing attacks.</text:span></text:p>
      <text:p text:style-name="Normal-text"><text:span text:style-name="T94">While I deserve credit for this poor </text:span><text:span text:style-name="T109">document,</text:span><text:span text:style-name="T94"> my fairly awesome code, </text:span><text:span text:style-name="T148">and the inspiration for naming </text:span><text:span text:style-name="T155">a key derivation function</text:span><text:span text:style-name="T148"> after my cat, </text:span><text:span text:style-name="T155">m</text:span><text:span text:style-name="T109">ost of</text:span><text:span text:style-name="T94"> </text:span><text:span text:style-name="T155">the</text:span><text:span text:style-name="T115"> </text:span><text:span text:style-name="T94">good ideas </text:span><text:span text:style-name="T155">found here come </text:span><text:span text:style-name="T94">from the </text:span><text:span text:style-name="T109">authors of </text:span><text:span text:style-name="T94">Escript and Catena</text:span><text:span text:style-name="T176">[1]</text:span><text:span text:style-name="T94">. <text:s/>The cache timing </text:span><text:span text:style-name="T96">defence</text:span><text:span text:style-name="T94"> strategy </text:span><text:span text:style-name="T96">i</text:span><text:span text:style-name="T94">s only possible due to the </text:span><text:span text:style-name="T109">excellent</text:span><text:span text:style-name="T94"> work and generosity of ideas from Christian Forler, </text:span><text:span text:style-name="T109">while</text:span><text:span text:style-name="T94"> </text:span><text:span text:style-name="T144">many</text:span><text:span text:style-name="T94"> of the other good ideas came from Alexander </text:span><text:span text:style-name="T109">Peslyak</text:span><text:span text:style-name="T94"> (aka Solar Designer). <text:s/></text:span><text:span text:style-name="T109">I consider them </text:span><text:span text:style-name="T115">both to be </text:span><text:span text:style-name="T109">the </text:span><text:span text:style-name="T115">unofficial </text:span><text:span text:style-name="T109">primary authors of this work until such time as they </text:span><text:span text:style-name="T115">prefer</text:span><text:span text:style-name="T109"> to be listed in the top spots officially. <text:s/></text:span><text:span text:style-name="T144">Since they have generously offered their ideas to the other PHC entrants, I accept the help they offered in the spirit intended, and hope that in some small ways I have helped the eventual winning entry to be better. <text:s/></text:span><text:span text:style-name="T149">In particular, any PHC author should feel free to borrow any ideas in NoelKDF to improve their own entry.</text:span></text:p>
      <text:h text:style-name="P117" text:outline-level="1"><text:bookmark-start text:name="__RefHeading__540_729210063"/>Algorithm Specification<text:bookmark-end text:name="__RefHeading__540_729210063"/></text:h>
      <text:h text:style-name="P112" text:outline-level="2"><text:span text:style-name="T110">Simplified </text:span>“<text:span text:style-name="T110">Dirty”</text:span> NoelKDF</text:h>
      <text:p text:style-name="P14"><text:span text:style-name="T110">NoelKDF was originally a “dirty” KDF, until Christian Forler demonstrated an effective strategy against cache-timing attacks, </text:span><text:span text:style-name="T116">which sent </text:span><text:span text:style-name="T116">the other PHC authors scrambling</text:span><text:span text:style-name="T110">. <text:s/></text:span><text:span text:style-name="T10">A simpl</text:span><text:span text:style-name="T24">ified</text:span><text:span text:style-name="T10"> version of “</text:span><text:span text:style-name="T110">dirty” </text:span><text:span text:style-name="T10">NoelKDF is:</text:span></text:p>
      <text:p text:style-name="P28"><text:soft-page-break/><draw:frame draw:style-name="fr1" draw:name="Frame1" text:anchor-type="as-char" svg:y="0.0835in" svg:width="5.2626in" draw:z-index="0"><draw:text-box fo:min-height="2.052in"><text:p text:style-name="P122">Simplified <text:span text:style-name="T110">Dirty </text:span>NoelKDF:</text:p><text:p text:style-name="P72"><text:span text:style-name="T1">Input</text:span><text:span text:style-name="T2">s</text:span><text:span text:style-name="T1">: </text:span><text:span text:style-name="T6">hashlen, password</text:span><text:span text:style-name="T2">, salt, </text:span><text:span text:style-name="T9">memlen</text:span></text:p><text:p text:style-name="P72"><text:span text:style-name="T1">Output: </text:span><text:span text:style-name="T6">hash[</text:span><text:span text:style-name="T8">hash</text:span><text:span text:style-name="T6">len]</text:span></text:p><text:p text:style-name="P73"/><text:p text:style-name="P72"><text:span text:style-name="T10">mem[0 .. </text:span><text:span text:style-name="T13">hashlen-1</text:span><text:span text:style-name="T10">] = H(</text:span><text:span text:style-name="T13">hashlen, </text:span><text:span text:style-name="T10">password, salt)</text:span></text:p><text:p text:style-name="P72"><text:span text:style-name="T10">value = </text:span><text:span text:style-name="T23">0</text:span></text:p><text:p text:style-name="P72"><text:span text:style-name="T13">prevAddr = </text:span><text:span text:style-name="T23">0</text:span></text:p><text:p text:style-name="P70"><text:s text:c="12"/>destAddr = hashlen</text:p><text:p text:style-name="P72"><text:span text:style-name="T10">for i = </text:span><text:span text:style-name="T23">1</text:span><text:span text:style-name="T10"> .. memlen/</text:span><text:span text:style-name="T23">hashlen</text:span><text:span text:style-name="T10">:</text:span></text:p><text:p text:style-name="P72"><text:s text:c="4"/><text:span text:style-name="T10">rand</text:span><text:span text:style-name="T6">Addr = </text:span><text:span text:style-name="T23">value</text:span><text:span text:style-name="T7"> % </text:span><text:span text:style-name="T23">i</text:span></text:p><text:p text:style-name="P72"><text:span text:style-name="T10"><text:s text:c="4"/></text:span><text:span text:style-name="T23">for j = 0 .. hashlen-1:</text:span></text:p><text:p text:style-name="P72"><text:s text:c="8"/><text:span text:style-name="T7">value</text:span> = <text:span text:style-name="T7">value</text:span>*(<text:span text:style-name="T7">mem[</text:span><text:span text:style-name="T13">prevAddr++</text:span><text:span text:style-name="T7">]</text:span> | <text:span text:style-name="T7">3</text:span>) + <text:span text:style-name="T7">mem[</text:span><text:span text:style-name="T10">rand</text:span><text:span text:style-name="T7">Addr</text:span><text:span text:style-name="T24">++</text:span><text:span text:style-name="T7">]</text:span></text:p><text:p text:style-name="P72"><text:span text:style-name="T4"><text:s text:c="8"/></text:span><text:span text:style-name="T7">mem[</text:span><text:span text:style-name="T23">destAddr++</text:span><text:span text:style-name="T7">]</text:span><text:span text:style-name="T4"> = </text:span><text:span text:style-name="T7">value</text:span></text:p><text:p text:style-name="P71"><text:span text:style-name="T24">output</text:span><text:span text:style-name="T10"> </text:span><text:span text:style-name="T13">H(</text:span><text:span text:style-name="T24">hashlen, </text:span><text:span text:style-name="T10">mem[memlen-</text:span><text:span text:style-name="T13">hashlen .. memlen-1</text:span><text:span text:style-name="T10">], </text:span><text:span text:style-name="T179">salt</text:span><text:span text:style-name="T13">)</text:span></text:p></draw:text-box><svg:title>test</svg:title><svg:desc>test</svg:desc></draw:frame></text:p>
      <text:p text:style-name="P29">The function H is a cryptographically strong hash function such as <text:span text:style-name="T117">PBKDF-</text:span>SHA<text:span text:style-name="T62">256, </text:span><text:span text:style-name="T180">which is used in the reference implementation</text:span>.</text:p>
      <text:p text:style-name="P29"/>
      <text:h text:style-name="P113" text:outline-level="2">Multiplication-Hard KDFs</text:h>
      <text:p text:style-name="P50"><text:span text:style-name="T12">Speeding up multiplication on custom ASICs </text:span><text:span text:style-name="T25">versus</text:span><text:span text:style-name="T12"> a modern CPUs is difficult, and unlikely to result in </text:span><text:span text:style-name="T118">a significant </text:span><text:span text:style-name="T22">speed-up </text:span><text:span text:style-name="T25">without</text:span><text:span text:style-name="T12"> exotic technologies such as liquid nitrogen cooling. <text:s/></text:span><text:span text:style-name="T58">In comparison, the Salsa20/8 hash function used in Scrypt</text:span><text:span text:style-name="T176">[2]</text:span><text:span text:style-name="T58"> is likely to run at </text:span><text:span text:style-name="T118">about</text:span><text:span text:style-name="T58"> 1ns per Salsa20/8 round per core, generating 64GB/second of data on a </text:span><text:span text:style-name="T118">well optimized advanced technology custom</text:span><text:span text:style-name="T58"> ASIC. <text:s/>In comparison, Scrypt on </text:span><text:span text:style-name="T118">my </text:span><text:span text:style-name="T58">development machine </text:span><text:span text:style-name="T59">hashes </text:span><text:span text:style-name="T58">0.5GB </text:span><text:span text:style-name="T59">twice </text:span><text:span text:style-name="T58">in 1.8 seconds, </text:span><text:span text:style-name="T59">which is</text:span><text:span text:style-name="T58"> </text:span><text:span text:style-name="T59">about</text:span><text:span text:style-name="T58"> </text:span><text:span text:style-name="T59">1</text:span><text:span text:style-name="T58">00X slower. <text:s/>This is because it has only 16 levels of ADD/XOR </text:span><text:span text:style-name="T95">logic per 32-bit registe</text:span><text:span text:style-name="T181">r, of which </text:span><text:span text:style-name="T95">there are 16</text:span><text:span text:style-name="T58">, making </text:span><text:span text:style-name="T118">Salsa20/8 </text:span><text:span text:style-name="T58">it a bit less complex than </text:span><text:span text:style-name="T95">16</text:span><text:span text:style-name="T58"> Booth-encoded 32x32 multiplier</text:span><text:span text:style-name="T95">s running in parallel. <text:s/>O</text:span><text:span text:style-name="T58">n the development machine, </text:span><text:span text:style-name="T95">32x32 bit multiplies </text:span><text:span text:style-name="T181">have a</text:span><text:span text:style-name="T58"> 0.9ns </text:span><text:span text:style-name="T181">latency</text:span><text:span text:style-name="T58">.</text:span></text:p>
      <text:p text:style-name="P51"><text:span text:style-name="T59">NoelKDF is hardened against such attacks through the use of a multiplication-hard hash function, which cannot be significantly sped up on custom AISCs compared to advanced CPUs. <text:s/></text:span><text:span text:style-name="T96">E</text:span><text:span text:style-name="T10">ach iteration depends on the previous, and must be computed </text:span><text:span text:style-name="T12">with </text:span><text:span text:style-name="T25">one </text:span><text:span text:style-name="T10">sequential </text:span><text:span text:style-name="T12">multipl</text:span><text:span text:style-name="T25">y</text:span><text:span text:style-name="T12"> </text:span><text:span text:style-name="T25">followed by one sequential </text:span><text:span text:style-name="T24">addition</text:span><text:span text:style-name="T10">. <text:s/>A lower bound on the runtime </text:span><text:span text:style-name="T11">is:</text:span></text:p>
      <text:p text:style-name="P52"><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44"><text:span text:style-name="T12">On </text:span><text:span text:style-name="T119">my</text:span><text:span text:style-name="T12"> development machine, a 32-bit multiply operation </text:span><text:span text:style-name="T27">has latency</text:span><text:span text:style-name="T12"> </text:span><text:span text:style-name="T27">multTime = </text:span><text:span text:style-name="T12">0.9ns. <text:s/>Hashing 2GB of data this way would require </text:span><text:span text:style-name="T25">a minimum of </text:span><text:span text:style-name="T12">0.9ns*2</text:span><text:span text:style-name="T15">31</text:span><text:span text:style-name="T12">/4 = </text:span><text:span text:style-name="T14">0</text:span><text:span text:style-name="T12">.48 seconds. <text:s/>The reference version of NoelKDF performs this calculation in </text:span><text:span text:style-name="T14">0</text:span><text:span text:style-name="T12">.69 seconds, or only 44% longer than an optimally multiplication bound loop.</text:span></text:p>
      <text:p text:style-name="P22"><text:span text:style-name="T20">Definition: Multipl</text:span><text:span text:style-name="T21">ication</text:span><text:span text:style-name="T20">-Hard </text:span><text:span text:style-name="T181">Hash Function</text:span></text:p>
      <text:p text:style-name="P23"><text:span text:style-name="Caption_20_characters"><text:span text:style-name="T20">A multiplication-hard </text:span></text:span><text:span text:style-name="Caption_20_characters"><text:span text:style-name="T182">hash function</text:span></text:span><text:span text:style-name="Caption_20_characters"><text:span text:style-name="T20"> is </text:span></text:span><text:span text:style-name="Caption_20_characters"><text:span text:style-name="T182">a hash function</text:span></text:span><text:span text:style-name="Caption_20_characters"><text:span text:style-name="T21"> that sequentially computes values using no more than a </text:span></text:span><text:span text:style-name="Caption_20_characters"><text:span text:style-name="T95">1</text:span></text:span><text:span text:style-name="Caption_20_characters"><text:span text:style-name="T21">-to-</text:span></text:span><text:span text:style-name="Caption_20_characters"><text:span text:style-name="T95">3</text:span></text:span><text:span text:style-name="Caption_20_characters"><text:span text:style-name="T21"> ratio of sequential multiplication operations </text:span></text:span><text:span text:style-name="Caption_20_characters"><text:span text:style-name="T25">to</text:span></text:span><text:span text:style-name="Caption_20_characters"><text:span text:style-name="T21"> </text:span></text:span><text:span text:style-name="Caption_20_characters"><text:span text:style-name="T26">se</text:span></text:span><text:soft-page-break/><text:span text:style-name="Caption_20_characters"><text:span text:style-name="T26">quential </text:span></text:span><text:span text:style-name="Caption_20_characters"><text:span text:style-name="T21">simple operations, where simple operations are the usual </text:span></text:span><text:span text:style-name="Caption_20_characters"><text:span text:style-name="T25">single-cycle </text:span></text:span><text:span text:style-name="Caption_20_characters"><text:span text:style-name="T21">ALU operations: add, sub, </text:span></text:span><text:span text:style-name="Caption_20_characters"><text:span text:style-name="T25">XOR</text:span></text:span><text:span text:style-name="Caption_20_characters"><text:span text:style-name="T21">, </text:span></text:span><text:span text:style-name="Caption_20_characters"><text:span text:style-name="T25">ANS</text:span></text:span><text:span text:style-name="Caption_20_characters"><text:span text:style-name="T21">, </text:span></text:span><text:span text:style-name="Caption_20_characters"><text:span text:style-name="T25">OR</text:span></text:span><text:span text:style-name="Caption_20_characters"><text:span text:style-name="T21">, complement, </text:span></text:span><text:span text:style-name="Caption_20_characters"><text:span text:style-name="T25">increment, decrement</text:span></text:span><text:span text:style-name="Caption_20_characters"><text:span text:style-name="T21">, </text:span></text:span><text:span text:style-name="Caption_20_characters"><text:span text:style-name="T25">and </text:span></text:span><text:span text:style-name="Caption_20_characters"><text:span text:style-name="T21">shif</text:span></text:span><text:span text:style-name="Caption_20_characters"><text:span text:style-name="T26">t</text:span></text:span><text:span text:style-name="Caption_20_characters"><text:span text:style-name="T21">/</text:span></text:span><text:span text:style-name="Caption_20_characters"><text:span text:style-name="T26">rotate</text:span></text:span><text:span text:style-name="Caption_20_characters"><text:span text:style-name="T25">.</text:span></text:span></text:p>
      <text:p text:style-name="P25"><text:span text:style-name="T21">The reason for the choice of </text:span><text:span text:style-name="T95">1</text:span><text:span text:style-name="T21">-to-</text:span><text:span text:style-name="T95">3</text:span><text:span text:style-name="T21"> is that </text:span><text:span text:style-name="T119">current advanced</text:span><text:span text:style-name="T21"> </text:span><text:span text:style-name="T27">Intel</text:span><text:span text:style-name="T119">,</text:span><text:span text:style-name="T27"> AMD, </text:span><text:span text:style-name="T119">and ARM processors have</text:span><text:span text:style-name="T27"> </text:span><text:span text:style-name="T119">either 3 or 4</text:span><text:span text:style-name="T21"> clock cycle </text:span><text:span text:style-name="T119">latencies</text:span><text:span text:style-name="T21"> </text:span><text:span text:style-name="T27">to compute a </text:span><text:span text:style-name="T21">32x32 multiplication, while all of the simple operations are computed in 1. <text:s/>This</text:span><text:span text:style-name="T22"> means </text:span><text:span text:style-name="T26">in a </text:span><text:span text:style-name="T119">m</text:span><text:span text:style-name="T26">ultiplication-hard</text:span><text:span text:style-name="T22"> </text:span><text:span text:style-name="T183">hash function</text:span><text:span text:style-name="T26">, it </text:span><text:span text:style-name="T22">may be possible to spend</text:span><text:span text:style-name="T21"> at least 50% of the compute time on multiplications, </text:span><text:span text:style-name="T22">assuming other tasks can execute in parallel</text:span><text:span text:style-name="T21">. <text:s/>NoelKDF has a multiplication to simple operation ratio of 1-to-1. <text:s/>It does one multiply and one addition sequentially in every loop. <text:s/></text:span><text:span text:style-name="T22">The other operations, including increment</text:span><text:span text:style-name="T24">s</text:span><text:span text:style-name="T22">, </text:span><text:span text:style-name="T24">OR, </text:span><text:span text:style-name="T22">and memory read and write can be done in parallel.</text:span></text:p>
      <text:p text:style-name="P26"><text:span text:style-name="T22">NoelKDF is sequential-memory-hard </text:span><text:span text:style-name="T26">in the sense described in Catena</text:span><text:span text:style-name="T176">[1]</text:span><text:span text:style-name="T22">. <text:s/>Additional CPUs cannot significantly speed up it's computations, since the random address </text:span><text:span text:style-name="T26">computed in the </text:span><text:span text:style-name="T95">second</text:span><text:span text:style-name="T26"> loop cannot be known until the </text:span><text:span text:style-name="T97">prior</text:span><text:span text:style-name="T26"> loop iteration has completed. <text:s/></text:span><text:span text:style-name="T28">If an attacker decid</text:span><text:span text:style-name="T184">es</text:span><text:span text:style-name="T28"> to cheat and use less memory, he will suffer a penalty when he has to recompute the missing data, just as in Scrypt</text:span><text:span text:style-name="T176">[2]</text:span><text:span text:style-name="T28">. <text:s/>Even stronger, NoelKDF memory blocks depend on not just the previous, as in Script, but </text:span><text:span text:style-name="T29">also </text:span><text:span text:style-name="T28">on a password dependent pseudo-random previous block. <text:s/></text:span><text:span text:style-name="T29">A</text:span><text:span text:style-name="T28">ttackers will have to recompute any missing input blocks </text:span><text:span text:style-name="T29">that are accesse</text:span><text:span text:style-name="T97">d</text:span><text:span text:style-name="T95">.</text:span><text:span text:style-name="T28"> <text:s/></text:span><text:span text:style-name="T95">With NoelKDF's 2-fanouts per node, this can grow exponentially </text:span><text:span text:style-name="T120">through the computation DAG </text:span><text:span text:style-name="T95">if an attack</text:span><text:span text:style-name="T121">er</text:span><text:span text:style-name="T95"> has too little coverage of computed results in memory.</text:span></text:p>
      <text:h text:style-name="P112" text:outline-level="2">Algorithm Enhancements</text:h>
      <text:p text:style-name="P19">By far, the most extensive enhancement over the original NoelKDF algorithm is the addition of a “pure” first loop. <text:s/>Several other enhancements were needed as well.</text:p>
      <text:h text:style-name="P110" text:outline-level="3">Speed Enhancements</text:h>
      <text:p text:style-name="P45"><text:span text:style-name="T53">F</text:span><text:span text:style-name="T13">or </text:span><text:span text:style-name="T31">small hashlen</text:span><text:span text:style-name="T13">, cache miss delays will dominate the runtime. <text:s/></text:span><text:span text:style-name="T31">Therefore NoelKDF has a separate blocklen parameter to enable high speed with short hash lengths</text:span><text:span text:style-name="T13">.</text:span></text:p>
      <text:p text:style-name="P44"><text:span text:style-name="T53">The reference implementation, when run with </text:span><text:span text:style-name="T63">2</text:span><text:span text:style-name="T53"> threads, achieves 1</text:span><text:span text:style-name="T63">2</text:span><text:span text:style-name="T53">GB/s memory bandwidth on a machine I estimate to have a 25GB/s maximum. <text:s/>A SIMD optimized version with temporal cache hints is likely to achieve 2</text:span><text:span text:style-name="T63">2</text:span><text:span text:style-name="T53">GB/s, </text:span><text:span text:style-name="T63">as running 2 copies of 2-thread noelkdf at the same time increases memory bandwidth to 22GB/s.</text:span></text:p>
      <text:p text:style-name="P60">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110" text:outline-level="3"><text:soft-page-break/><text:span text:style-name="T98">Improvements Over</text:span> Pepper</text:h>
      <text:p text:style-name="P53">Pepper is a small number of secret bits of the salt, which are sent as 0's to the user. <text:s/>When authenticating, he must try <text:span text:style-name="T122">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46"><text:span text:style-name="T53">This scheme </text:span><text:span text:style-name="T98">has some</text:span><text:span text:style-name="T53">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4"><text:s/>it seems to be naturally applied externally to the password KDF, and wont be able to take full advantage of SIMD instructions when used that way, especially when the inner loop hash function is very simple as is the case with NoelKDF.</text:span></text:p>
      <text:p text:style-name="P54">To overcome these limitations, NoelKDF <text:span text:style-name="T122">executes with a user-specified level of parallelism</text:span>. <text:s/><text:span text:style-name="T122">A pthread version of NoelKDF has been developed to demonstrate the use of this parameter, while the reference version simply computes the parallel tasks in series.</text:span></text:p>
      <text:h text:style-name="P111" text:outline-level="3">Garlic and Data</text:h>
      <text:p text:style-name="P27"><text:span text:style-name="T14">NoelKDF “borrow</text:span><text:span text:style-name="T185">s</text:span><text:span text:style-name="T14">” the concept of “garlic” from Catena</text:span><text:span text:style-name="T176">[1]</text:span><text:span text:style-name="T14">, </text:span><text:span text:style-name="T123">along with other goodies such as “client independent update”, and of course a cache-timing resistance strategy. <text:s/></text:span><text:span text:style-name="T150">I </text:span><text:span text:style-name="T151">also</text:span><text:span text:style-name="T150"> copied catena_test_vectors.c to generate vectors for NoelKDF</text:span><text:span text:style-name="T14">. <text:s/></text:span><text:span text:style-name="T123">Please read the Catena paper for a more in-depth description of these features. <text:s/></text:span><text:span text:style-name="T124">C</text:span><text:span text:style-name="T14">lient independent updates </text:span><text:span text:style-name="T124">are</text:span><text:span text:style-name="T14"> where </text:span><text:span text:style-name="T124">a sysadmin can increase </text:span><text:span text:style-name="T14">the difficulty of computing a </text:span><text:span text:style-name="T124">password </text:span><text:span text:style-name="T14">hash without having to know </text:span><text:span text:style-name="T64">the</text:span><text:span text:style-name="T31"> user's</text:span><text:span text:style-name="T14"> password.</text:span></text:p>
      <text:p text:style-name="P47"><text:span text:style-name="T14">A data input has also been added, </text:span><text:span text:style-name="T124">following Catena's naming convention</text:span><text:span text:style-name="T14">, which allows a software developer to provide application specific data such as secondary authentication keys to the hash. <text:s/>For example, when a server has a password specific key that is decrypted </text:span><text:span text:style-name="T124">using</text:span><text:span text:style-name="T14"> the </text:span><text:span text:style-name="T31">server's </text:span><text:span text:style-name="T14">master key </text:span><text:span text:style-name="T31">during password authentication</text:span><text:span text:style-name="T14">, </text:span><text:span text:style-name="T124">that password specific</text:span><text:span text:style-name="T31"> key can be</text:span><text:span text:style-name="T14"> added as data to the hash. <text:s/></text:span><text:span text:style-name="T31">This renders b</text:span><text:span text:style-name="T14">rute force attacks impractical to attackers who do not have the master key. <text:s/>Similarly, if a user provides a key file, a hash of that file can be used as data, again making brute-force attacks impractical</text:span><text:span text:style-name="T19">. <text:s/></text:span><text:span text:style-name="T124">A</text:span><text:span text:style-name="T54"> similar concept appears in Escrypt (local parameters) and Blakerypt (session keys).</text:span></text:p>
      <text:h text:style-name="P111" text:outline-level="3">Additional Enhancements</text:h>
      <text:p text:style-name="P31"><text:span text:style-name="T186">In the second “dirty” loop, t</text:span>he prior memory block <text:span text:style-name="T64">to hash</text:span> is no longer chosen uniformly random<text:span text:style-name="T64">ly</text:span>. <text:s/>Instead it follows a cube-law, reducing the average edge <text:span text:style-name="T125">length</text:span> from ½ to ¼, significantly improving TMTO resistance. <text:s/><text:span text:style-name="T125">Having short edges causes the DAG depth to be considerably higher, with typical sub-DAGs of attackers using only 1/8th of memory being around 1/8th the size of the entire DAG, even with decent </text:span><text:soft-page-break/><text:span text:style-name="T125">strategies for pebble placement, such as evenly spacing them, covering high degree nodes, and covering nodes with short </text:span><text:span text:style-name="T187">incoming </text:span><text:span text:style-name="T125">edges</text:span>. <text:s/><text:span text:style-name="T65">With a uniform distribution </text:span><text:span text:style-name="T125">for selecting the prior memory block </text:span><text:span text:style-name="T188">to hash</text:span><text:span text:style-name="T65">, only 1 in 100 edges are shorter than 1% of the node number, while with the cubed distribution, 21.5% are this short. <text:s/>The average edge length </text:span><text:span text:style-name="T66">from node </text:span><text:span text:style-name="T30">i</text:span><text:span text:style-name="T66"> </text:span><text:span text:style-name="T65">is computed as:</text:span></text:p>
      <text:p text:style-name="P55"><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24">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89">appropriate</text:span> garlic level. <text:s/>After hashing the user's password, the resulting <text:span text:style-name="T190">derived key</text:span> is <text:span text:style-name="T190">hashed one more time with a strong cryptographic hash and</text:span> stored along with the salt in the encrypted volume. <text:s/>When verifying a password later, the application compares the resulting hash after each level of garlic is <text:span text:style-name="T190">applied</text:span>, and stops if it matches. <text:s/>This can run as a Password Halting Puzzle[3].</text:p>
      <text:h text:style-name="P114" text:outline-level="2">The NoelKDF Algorithm</text:h>
      <text:p text:style-name="P58">Given an a user's password, salt, optional <text:span text:style-name="T6">application </text:span><text:span text:style-name="T10">specific </text:span><text:span text:style-name="T6">data</text:span>, a<text:span text:style-name="T6">nd a</text:span> <text:span text:style-name="T6">PBKDF2 based </text:span>cryptographic hash function H<text:span text:style-name="T10">(</text:span><text:span text:style-name="T8">hash</text:span><text:span text:style-name="T6">len, password, </text:span><text:span text:style-name="T1">salt</text:span><text:span text:style-name="T3">)</text:span>, the algorithm for NoelKDF is:</text:p>
      <text:p text:style-name="P58"/>
      <text:p text:style-name="P85">NoelKDF Algorith<text:span text:style-name="T32">m</text:span>:</text:p>
      <text:p text:style-name="P95"><text:span text:style-name="T72">f</text:span><text:span text:style-name="T70">unction NoelKDF_HashPassword(</text:span><text:span text:style-name="T82">hashsize, </text:span>password, salt, <text:span text:style-name="T71">mem</text:span><text:span text:style-name="T81">size</text:span><text:span text:style-name="T71">, </text:span>garlic, data,</text:p>
      <text:p text:style-name="P95"><text:tab/><text:tab/><text:span text:style-name="T70">b</text:span>lock<text:span text:style-name="T81">size</text:span>, parallelism, repetitions<text:span text:style-name="T70">):</text:span></text:p>
      <text:p text:style-name="P105"><text:tab/>if data != null:</text:p>
      <text:p text:style-name="P105"><text:tab/><text:tab/>derivedSalt = H(hashsize, data, salt)</text:p>
      <text:p text:style-name="P105"><text:tab/><text:tab/>hash = H(hashsize, password, derivedSalt)</text:p>
      <text:p text:style-name="P105"><text:tab/>else:</text:p>
      <text:p text:style-name="P105"><text:tab/><text:tab/>hash = H(hashsize, password, salt)</text:p>
      <text:p text:style-name="P96"><text:tab/><text:span text:style-name="T81">word</text:span><text:span text:style-name="T87">H</text:span><text:span text:style-name="T81">ash = toUint32Array(hash)</text:span></text:p>
      <text:p text:style-name="P96"><text:tab/><text:span text:style-name="T81">memlen = memsize/4</text:span></text:p>
      <text:p text:style-name="P96"><text:tab/><text:span text:style-name="T81">blocklen = blocksize/4</text:span></text:p>
      <text:p text:style-name="P96"><text:tab/>numblocks = mem<text:span text:style-name="T81">len</text:span>/(2*parallelism*block<text:span text:style-name="T81">len</text:span>)</text:p>
      <text:p text:style-name="P93"><text:tab/>mem = array of 2*numblocks*blocklen*parallelism*2^garlic 32-bit integers</text:p>
      <text:p text:style-name="P93"><text:tab/>for i = <text:span text:style-name="T83">startGarlic</text:span> .. <text:span text:style-name="T83">stopG</text:span>arlic:</text:p>
      <text:p text:style-name="P97"><text:tab/><text:tab/>value = 0</text:p>
      <text:p text:style-name="P97"><text:tab/><text:tab/>for p = 0 .. parallelism-1:</text:p>
      <text:p text:style-name="P98"><text:tab/><text:tab/><text:tab/>hashWithoutPassword(p, <text:span text:style-name="T81">wordH</text:span>ash, <text:span text:style-name="T72">mem</text:span>, blocklen, numblocks, <text:span text:style-name="T99">repetitions</text:span>)</text:p>
      <text:p text:style-name="P93"><text:tab/><text:tab/><text:tab/>value += mem[<text:span text:style-name="T84">2*</text:span>p*numblocks*blocklen<text:span text:style-name="T89">+blocklen</text:span>-1]</text:p>
      <text:p text:style-name="P93"><text:tab/><text:tab/>for p = 0 .. parallelism-1:</text:p>
      <text:p text:style-name="P108"><text:tab/><text:tab/><text:tab/>hashWithPassword(p, <text:span text:style-name="T72">mem</text:span>, blocklen, numblocks, <text:span text:style-name="T73">parallelism, </text:span><text:span text:style-name="T99">repetitions</text:span><text:span text:style-name="T73">, </text:span><text:span text:style-name="T72">value</text:span>)</text:p>
      <text:p text:style-name="P93"><text:tab/><text:tab/>xorIntoHash(<text:span text:style-name="T81">wordH</text:span>ash, <text:span text:style-name="T72">mem</text:span>, blocklen, numblocks, <text:span text:style-name="T79">parallelism</text:span>)</text:p>
      <text:p text:style-name="P93"><text:tab/><text:tab/>numblocks *= 2</text:p>
      <text:p text:style-name="P93"><text:tab/><text:span text:style-name="T80">return toUint8Array(wordHash)</text:span></text:p>
      <text:p text:style-name="P93"><text:soft-page-break/></text:p>
      <text:p text:style-name="P93">function hashWithoutPassword(p, <text:span text:style-name="T80">wordH</text:span>ash, <text:span text:style-name="T72">mem</text:span>, blocklen, numblocks, <text:span text:style-name="T99">repetitions</text:span>):</text:p>
      <text:p text:style-name="P93"><text:tab/>start = <text:span text:style-name="T76">2*</text:span>p*numblocks*blocklen</text:p>
      <text:p text:style-name="P103"><text:tab/>mem[start .. start+blocklen-1] = <text:span text:style-name="T81">toUint32Array(</text:span>H(blocklen*<text:span text:style-name="T80">4,</text:span></text:p>
      <text:p text:style-name="P103"><text:span text:style-name="T80"><text:tab/><text:tab/><text:tab/></text:span><text:span text:style-name="T81">toUint8Array(</text:span><text:span text:style-name="T88">wordH</text:span>ash), <text:span text:style-name="T191">toUint8Array([</text:span>p<text:span text:style-name="T191">])</text:span><text:span text:style-name="T80">)</text:span><text:span text:style-name="T81">)</text:span></text:p>
      <text:p text:style-name="P93"><text:tab/>value = 1</text:p>
      <text:p text:style-name="P93"><text:tab/>mask = 1</text:p>
      <text:p text:style-name="P93"><text:tab/>toAddr = start + blocklen</text:p>
      <text:p text:style-name="P93"><text:tab/>for i = 1 .. numblocks<text:span text:style-name="T85">-1</text:span>:</text:p>
      <text:p text:style-name="P93"><text:tab/><text:tab/>if mask &lt;&lt; 1 &lt;= i:</text:p>
      <text:p text:style-name="P93"><text:tab/><text:tab/><text:tab/>mask = mask &lt;&lt; 1</text:p>
      <text:p text:style-name="P93"><text:tab/><text:tab/>reversePos = bitReverse(<text:span text:style-name="T72">i</text:span>, mask)</text:p>
      <text:p text:style-name="P93"><text:tab/><text:tab/>if reversePos + mask &lt; <text:span text:style-name="T72">i</text:span>:</text:p>
      <text:p text:style-name="P93"><text:tab/><text:tab/><text:tab/>reversePos += mask</text:p>
      <text:p text:style-name="P93"><text:tab/><text:tab/>fromAddr = <text:span text:style-name="T72">start + </text:span>blocklen*reversePos</text:p>
      <text:p text:style-name="P93"><text:tab/><text:tab/><text:span text:style-name="T101">value = </text:span><text:span text:style-name="T99">hashBlocks(</text:span><text:span text:style-name="T101">value, </text:span><text:span text:style-name="T99">mem, blocklen, fromAddr, toAddr, repetitions)</text:span></text:p>
      <text:p text:style-name="P93"><text:span text:style-name="T99"><text:tab/><text:tab/>toAddr += blocklen</text:span></text:p>
      <text:p text:style-name="P93"/>
      <text:p text:style-name="P109">function hashWithPassword(p, <text:span text:style-name="T73">mem</text:span>, blocklen, numblocks, <text:span text:style-name="T73">parallelism,</text:span> <text:span text:style-name="T99">repetitions, </text:span><text:span text:style-name="T73">value</text:span>):</text:p>
      <text:p text:style-name="P99"><text:tab/><text:span text:style-name="T73">startBlock = </text:span><text:span text:style-name="T76">2*</text:span><text:span text:style-name="T73">p*numblocks </text:span><text:span text:style-name="T76">+ numblocks</text:span></text:p>
      <text:p text:style-name="P93"><text:tab/>start = <text:span text:style-name="T73">startBlock*</text:span><text:span text:style-name="T76">blocklen</text:span></text:p>
      <text:p text:style-name="P93"><text:tab/>toAddr = start</text:p>
      <text:p text:style-name="P93"><text:tab/>for i = <text:span text:style-name="T73">0 .. </text:span>num<text:span text:style-name="T73">b</text:span>lock<text:span text:style-name="T73">s-1</text:span>:</text:p>
      <text:p text:style-name="P93"><text:tab/><text:tab/><text:span text:style-name="T78">v</text:span><text:span text:style-name="T77"> = (uint64)value</text:span></text:p>
      <text:p text:style-name="P93"><text:span text:style-name="T77"><text:tab/><text:tab/></text:span><text:span text:style-name="T78">v2</text:span><text:span text:style-name="T77"> = </text:span><text:span text:style-name="T78">v</text:span><text:span text:style-name="T77">*</text:span><text:span text:style-name="T78">v</text:span><text:span text:style-name="T77"> &gt;&gt; 32</text:span></text:p>
      <text:p text:style-name="P93"><text:span text:style-name="T77"><text:tab/><text:tab/></text:span><text:span text:style-name="T78">v3</text:span><text:span text:style-name="T77"> = </text:span><text:span text:style-name="T78">v</text:span><text:span text:style-name="T77">*</text:span><text:span text:style-name="T78">v2</text:span><text:span text:style-name="T77"> &gt;&gt; 32</text:span></text:p>
      <text:p text:style-name="P93"><text:tab/><text:tab/>distance = (i <text:span text:style-name="T74">+ </text:span><text:span text:style-name="T77">numblocks</text:span><text:span text:style-name="T74"> –</text:span> 1)*<text:span text:style-name="T78">v3 &gt;&gt; 32</text:span></text:p>
      <text:p text:style-name="P93"><text:tab/><text:tab/><text:span text:style-name="T73">if distance </text:span><text:span text:style-name="T75">&lt;</text:span><text:span text:style-name="T73"> </text:span><text:span text:style-name="T74">i:</text:span></text:p>
      <text:p text:style-name="P100"><text:tab/><text:tab/><text:tab/>fromAddr = <text:span text:style-name="T74">start + </text:span>(i –<text:span text:style-name="T90"> 1</text:span>– distance)*<text:span text:style-name="T74">blocklen</text:span></text:p>
      <text:p text:style-name="P107"><text:tab/><text:tab/>else:</text:p>
      <text:p text:style-name="P100"><text:span text:style-name="T74"><text:tab/><text:tab/><text:tab/></text:span><text:span text:style-name="T79">q</text:span><text:span text:style-name="T77"> = </text:span><text:span text:style-name="T78">(</text:span><text:span text:style-name="T79">p</text:span><text:span text:style-name="T77"> </text:span><text:span text:style-name="T79">+</text:span><text:span text:style-name="T78"> i)</text:span><text:span text:style-name="T77"> % parallelism</text:span></text:p>
      <text:p text:style-name="P100"><text:span text:style-name="T77"><text:tab/><text:tab/><text:tab/>b = </text:span><text:span text:style-name="T78">numblocks –</text:span><text:span text:style-name="T91"> 1</text:span><text:span text:style-name="T78"> – (distance - i)</text:span></text:p>
      <text:p text:style-name="P100"><text:tab/><text:tab/><text:tab/>fromAddr = <text:span text:style-name="T77">(2*numblocks*</text:span><text:span text:style-name="T79">q</text:span><text:span text:style-name="T77"> + b)*blocklen</text:span></text:p>
      <text:p text:style-name="P94"><text:tab/><text:tab/><text:span text:style-name="T101">value = </text:span><text:span text:style-name="T99">hashBlocks(</text:span><text:span text:style-name="T101">value, </text:span><text:span text:style-name="T99">mem, blocklen, fromAddr, toAddr, repetitions)</text:span></text:p>
      <text:p text:style-name="P94"><text:span text:style-name="T99"><text:tab/><text:tab/>toAddr += blocklen</text:span></text:p>
      <text:p text:style-name="P94"/>
      <text:p text:style-name="P101"><text:span text:style-name="T99">function hashBlocks(</text:span><text:span text:style-name="T101">value, </text:span><text:span text:style-name="T99">mem, blocklen, fromAddr, prevAddr, toAddr, repetitions):</text:span></text:p>
      <text:p text:style-name="P104"><text:span text:style-name="T192"><text:tab/>prevAddr = toAddr - blocklen</text:span></text:p>
      <text:p text:style-name="P101"><text:tab/><text:span text:style-name="T99">for r = </text:span><text:span text:style-name="T100">0</text:span><text:span text:style-name="T99"> .. repititions</text:span><text:span text:style-name="T100">-1</text:span><text:span text:style-name="T99">:</text:span></text:p>
      <text:p text:style-name="P101"><text:tab/><text:tab/>for j = 0 .. blocklen-1:</text:p>
      <text:p text:style-name="P101"><text:tab/><text:tab/><text:tab/>value = value*(mem[prevAddr <text:span text:style-name="T99">+ j</text:span>] | 3) + mem[fromAddr <text:span text:style-name="T99">+ j</text:span>]</text:p>
      <text:p text:style-name="P101"><text:tab/><text:tab/><text:tab/>mem[toAddr <text:span text:style-name="T99">+ j</text:span>] = value</text:p>
      <text:p text:style-name="P101"><text:tab/><text:span text:style-name="T101">return value</text:span></text:p>
      <text:p text:style-name="P101"/>
      <text:p text:style-name="P101">function xorIntoHash(<text:span text:style-name="T81">wordH</text:span>ash, <text:span text:style-name="T72">mem</text:span>, blocklen, numblocks, <text:span text:style-name="T79">parallelism</text:span>):</text:p>
      <text:p text:style-name="P93"><text:tab/>for <text:span text:style-name="T79">p</text:span> = <text:span text:style-name="T79">0</text:span> .. parallelism<text:span text:style-name="T79">-1</text:span>:</text:p>
      <text:p text:style-name="P93"><text:tab/><text:tab/><text:span text:style-name="T81">pos = 2*(p+1)*numblocks*blocklen - length(wordHash)</text:span></text:p>
      <text:p text:style-name="P93"><text:tab/><text:tab/><text:span text:style-name="T79">for i = 0 .. length(</text:span><text:span text:style-name="T81">wordH</text:span><text:span text:style-name="T79">ash)</text:span><text:span text:style-name="T86">-1</text:span><text:span text:style-name="T79">:</text:span></text:p>
      <text:p text:style-name="P93"><text:tab/><text:tab/><text:tab/><text:span text:style-name="T81">wordH</text:span>ash[<text:span text:style-name="T81">i]</text:span> ^= <text:span text:style-name="T92">mem[pos+i]</text:span></text:p>
      <text:p text:style-name="P102"/>
      <text:p text:style-name="P102"><text:soft-page-break/>function bitReverse(value, mask):</text:p>
      <text:p text:style-name="P102"><text:tab/>result = 0</text:p>
      <text:p text:style-name="P102"><text:tab/>while mask != 1:</text:p>
      <text:p text:style-name="P102"><text:tab/><text:tab/>result = (result &lt;&lt; 1) | (value &amp; 1)</text:p>
      <text:p text:style-name="P102"><text:tab/><text:tab/>value &gt;&gt;= 1</text:p>
      <text:p text:style-name="P102"><text:tab/><text:tab/>mask &gt;&gt;= 1</text:p>
      <text:p text:style-name="P102"><text:tab/>return result</text:p>
      <text:p text:style-name="P106"/>
      <text:p text:style-name="P61">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61">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15" text:outline-level="2">The NoelKDF Hash Function</text:h>
      <text:p text:style-name="P49"><text:span text:style-name="T57">NoelKDF introduces a new non-cryptographic hash function that is meant to be compute time hardened and fast rather than producing data that is undetectably </text:span><text:span text:style-name="T126">non-</text:span><text:span text:style-name="T57">random. <text:s/></text:span><text:span text:style-name="T126">For a memory-hard KDF, t</text:span><text:span text:style-name="T57">here is simply no </text:span><text:span text:style-name="T126">good </text:span><text:span text:style-name="T57">reason to have the hash function in the inner loop produce cryptographically </text:span><text:span text:style-name="T193">random</text:span><text:span text:style-name="T57"> data. <text:s/></text:span><text:span text:style-name="T126">F</text:span><text:span text:style-name="T55">or the </text:span><text:span text:style-name="T126">inner loop </text:span><text:span text:style-name="T55">hash function, </text:span><text:span text:style-name="T57">there are </text:span><text:span text:style-name="T57">two</text:span><text:span text:style-name="T55"> primary concern</text:span><text:span text:style-name="T67">s</text:span><text:span text:style-name="T55">:</text:span></text:p>
      <text:list xml:id="list1612791760602895764" text:style-name="L2">
        <text:list-item>
          <text:p text:style-name="P126">Entropy loss needs to be insignificant</text:p>
        </text:list-item>
        <text:list-item>
          <text:p text:style-name="P125"><text:span text:style-name="T57">An attacker </text:span><text:span text:style-name="T68">must</text:span><text:span text:style-name="T57"> have to compute mem[0 .. i-1] before he can compute mem[i]</text:span></text:p>
        </text:list-item>
      </text:list>
      <text:p text:style-name="P49"><text:span text:style-name="T55">Even SHA-</text:span><text:span text:style-name="T68">256</text:span><text:span text:style-name="T55"> leaks entropy, just too little to measure, since multiple inputs hash to the same output. <text:s/>NoelKDF uses the following inner loop hash function:</text:span></text:p>
      <text:p text:style-name="P24">value = value*(mem[prevAddr] | 3) + mem[randAddr]</text:p>
      <text:p text:style-name="P56"><text:span text:style-name="T127">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8">more TM</text:span><text:span text:style-name="T194">T</text:span><text:span text:style-name="T128">O</text:span> options.</text:p>
      <text:p text:style-name="P48"><text:span text:style-name="T55">For this </text:span><text:span text:style-name="T128">hash function </text:span><text:span text:style-name="T55">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text:span><text:span text:style-name="T128">A side benefit of choosing Alexander's sliding-power-</text:span><text:soft-page-break/><text:span text:style-name="T128">of-two window in the first loop is that the 1</text:span><text:span text:style-name="T18">st</text:span><text:span text:style-name="T128"> block, which is generated using PBKDF-SHA256, is rehashed into the stream at every node in the DAG that is a power of two, </text:span><text:span text:style-name="T195">potentially </text:span><text:span text:style-name="T128">reintroducing lost entropy in case there were any.</text:span></text:p>
      <text:p text:style-name="P48"><text:span text:style-name="T55">A final reason for the OR is to eliminate </text:span><text:span text:style-name="T56">the</text:span><text:span text:style-name="T55"> possibility that an attacker can compute mem[i] without first computing mem[0 . i-1]. <text:s/>The OR is the only non-linear operation in the hash function.</text:span></text:p>
      <text:p text:style-name="P48"><text:span text:style-name="T55">Passing the dieharder tests is not a goal in itself, but </text:span><text:span text:style-name="T69">simply additional</text:span><text:span text:style-name="T55"> evidence that NoelKDF does not leak entropy quickly. <text:s/>Dieharder tests are run with a blocklen of 256 rather than 4096. <text:s/>This is because the 32-bit value use to mix between values in a block is an </text:span><text:span text:style-name="T58">awfully</text:span><text:span text:style-name="T55"> thin pipe for mixing </text:span><text:span text:style-name="T58">4KB </text:span><text:span text:style-name="T55">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58">The effect is similar to what would happen if we wrote out every value as it is computed in Salsa20/8. <text:s/></text:span><text:span text:style-name="T69">Writing out data every</text:span><text:span text:style-name="T58"> 8 rounds </text:span><text:span text:style-name="T128">easily</text:span><text:span text:style-name="T58"> passes the dieharder tests, but if we wrote out all 64 computed values for every round of Salsa20/2, there is no way </text:span><text:span text:style-name="T128">this stream</text:span><text:span text:style-name="T58"> would pass </text:span><text:span text:style-name="T196">tests for randomness</text:span><text:span text:style-name="T58">. <text:s/>However, it would generate considerably more data much more quickly </text:span><text:span text:style-name="T128">while not losing entropy, and attackers would still be forced to compute </text:span><text:span text:style-name="T129">it all</text:span><text:span text:style-name="T128">.</text:span><text:span text:style-name="T58"> <text:s/>This would be a very effective strategy for a fast memory-hard KDF hash function, except that Salsa20/8, as well as most cryptographically strong hashes, use CPU operations like ADD, SHIFT, </text:span><text:span text:style-name="T129">and XOR</text:span><text:span text:style-name="T58"> which can be sped up in custom ASIC</text:span><text:span text:style-name="T129">s</text:span><text:span text:style-name="T58"> by a large factor.</text:span></text:p>
      <text:h text:style-name="P118" text:outline-level="1">The Cost of <text:span text:style-name="T196">Pure </text:span>Cache Timing Resistance</text:h>
      <text:p text:style-name="P20">The “pure” KDFs proposed so far seem to allow an attacker to use <text:span text:style-name="T197">about</text:span> ¼ of the memory compared to the computed DAG size, with little or no recomputation penalty. <text:s/>There are <text:span text:style-name="T197">good</text:span>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56">out</text:span> degree &lt;= 2.</text:p>
      <text:p text:style-name="P16"><text:span text:style-name="T13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131">This results in pure KDFs having a 3-4X lower memory cost than dirty or hybrid KDFs.</text:span></text:p>
      <text:p text:style-name="P17"><text:soft-page-break/><text:span text:style-name="T131">When</text:span><text:span text:style-name="T40"> CPU limited, run-times should be approximately the same </text:span><text:span text:style-name="T131">for pure, hybrid, and dirty KDFs </text:span><text:span text:style-name="T46">when using the same hashing algorithm, </text:span><text:span text:style-name="T13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30"><text:span text:style-name="T36">I</text:span> have written a pebbling application that <text:span text:style-name="T36">attempts</text:span> to pebble NoelKDF, Catena<text:span text:style-name="T34">-3</text:span>, and what <text:span text:style-name="T37">I</text:span> believe is similar to Escrypt<text:span text:style-name="T131">'s sliding power-of-two</text:span> <text:span text:style-name="T197">window</text:span>. <text:s/><text:span text:style-name="T46">In the pebbling algorithm, I assume </text:span><text:span text:style-name="T198">an</text:span><text:span text:style-name="T46"> attacker </text:span><text:span text:style-name="T132">know</text:span><text:span text:style-name="T198">s</text:span><text:span text:style-name="T46"> every detail about the computation DAG ahead of time, and </text:span><text:span text:style-name="T132">can</text:span><text:span text:style-name="T46"> plan his memory usage strategy carefully. <text:s/></text:span><text:span text:style-name="T132">Automated p</text:span>ebbling <text:span text:style-name="T132">confirms that all DAG types tested are easily pebbled with ¼ pebbles compared to number of nodes</text:span>.</text:p>
      <text:p text:style-name="P62">In summary, the cost for pure KDFs vs dirty KDFs is typically about a 3-4X penalty in time*memory cost, though in some cases it may be in the 2-3X range.</text:p>
      <text:h text:style-name="P116" text:outline-level="2">Computation DAGs</text:h>
      <text:p text:style-name="P38">The original Script algorithm writes a linear chain of hashed blocks to memory, each hashed block depending sequentially on the data computed for the previous. <text:s/>It's directed acyclic computation graph is a linear chain:</text:p>
      <text:p text:style-name="P41"/>
      <text:p text:style-name="P40"><draw:frame draw:style-name="fr2" draw:name="Frame2" text:anchor-type="as-char" svg:width="5.5201in" draw:z-index="8"><draw:text-box fo:min-height="1.6138in"><text:p text:style-name="Caption"><text:span text:style-name="T41">Scrypt</text:span> Computation DAG:</text:p><text:p text:style-name="P84"><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41"/>
      <text:p text:style-name="P33"><text:span text:style-name="T38">Script is vulnerability to TMTO attacks. <text:s/>An attacker covering nodes 3 and 7 sees an average recomputation of 1.5 nodes + second loop hashing, for a 2.5 </text:span><text:span text:style-name="T39">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2">original </text:span><text:span text:style-name="T39">cost. <text:s/></text:span><text:span text:style-name="T42">As an attacker reduces his memory coverage, his time*memory cost converges to ¼ of the original.</text:span></text:p>
      <text:p text:style-name="P63"><text:soft-page-break/><draw:frame draw:style-name="fr2" draw:name="Frame5" text:anchor-type="as-char" svg:width="5.5201in" draw:z-index="10"><draw:text-box fo:min-height="1.6138in"><text:p text:style-name="Caption"><text:span text:style-name="T39">NoelKDF</text:span><text:span text:style-name="T132">'s “</text:span><text:span text:style-name="T133">Pure</text:span><text:span text:style-name="T132">” </text:span>Computation DAG:</text:p><text:p text:style-name="P84"><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64">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98">(actually it follows 2 pebbles behind to avoid 1-long edges).</text:span></text:p>
      <text:p text:style-name="P64">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98">the other </text:span>DAG<text:span text:style-name="T198">s</text:span> tested.</text:p>
      <text:p text:style-name="P39"><draw:frame draw:style-name="fr2" draw:name="Frame3" text:anchor-type="as-char" svg:width="5.5201in" draw:z-index="1"><draw:text-box fo:min-height="1.6138in"><text:p text:style-name="Caption"><text:span text:style-name="T39">NoelKDF</text:span><text:span text:style-name="T132">'s “Dirty” </text:span>Computation DAG:</text:p><text:p text:style-name="P84"><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42">NoelKDF “<text:span text:style-name="T132">dirty” </text:span>computation DAGs have the same <text:span text:style-name="T42">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text:soft-page-break/>edges. <text:s/>This keeps the midpoint cut size around 17% of the number of nodes. <text:s/>In this case, the cut size to the right of node 5 is 4.</text:p>
      <text:p text:style-name="P42"><text:span text:style-name="T43">If </text:span><text:span text:style-name="T132">an attacker</text:span><text:span text:style-name="T43"> has covered </text:span><text:span text:style-name="T132">only </text:span><text:span text:style-name="T43">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4">entire </text:span><text:span text:style-name="T43">graph </text:span><text:span text:style-name="T48">for each </text:span><text:span text:style-name="T132">missing </text:span><text:span text:style-name="T48">node </text:span><text:span text:style-name="T132">requiring recomputatoin </text:span><text:span text:style-name="T43">by the time an attacker has only 1/</text:span><text:span text:style-name="T198">8</text:span><text:span text:style-name="T43">th of the nodes in memory, </text:span><text:span text:style-name="T48">resulting in a runtime proportional to the square of the graph size</text:span><text:span text:style-name="T43">. <text:s/></text:span><text:span text:style-name="T45">While a ½ memory TMTO with every other memory block kept results in no </text:span><text:span text:style-name="T48">significant </text:span><text:span text:style-name="T45">change in memory*time cost, anything lower than ½ rapidly becomes too expensive to compute. <text:s/></text:span><text:span text:style-name="T48">An attacker keeping every 4</text:span><text:span text:style-name="T16">th</text:span><text:span text:style-name="T48"> node in memory suffers an additional computation factor of over 2000X for a 1M node graph</text:span><text:span text:style-name="T45">. <text:s/>A reasonable attack against NoelKDF would be to save ½ of the last ½ of memory. <text:s/></text:span><text:span text:style-name="T49">For 1,000,000 node graphs the gain is &lt; 2% in the time*memory cost. <text:s/>If we increase spacing to 3 in the last ¼, then to 4 in the last 8</text:span><text:span text:style-name="T17">th</text:span><text:span text:style-name="T49">, and so on, the memory*time cost drops 3% versus the normal algorithm.</text:span></text:p>
      <text:p text:style-name="P43"><draw:frame draw:style-name="fr3" draw:name="Frame4" text:anchor-type="as-char" svg:y="-2.7181in" svg:width="4.1283in" draw:z-index="5"><draw:text-box fo:min-height="3.2799in"><text:p text:style-name="Caption"><text:span text:style-name="T49">Catena-3</text:span> Computation DAG:</text:p><text:p text:style-name="P84"><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32"><text:span text:style-name="T50">The </text:span>Catena<text:span text:style-name="T34">-3</text:span> <text:span text:style-name="T50">DAG</text:span> <text:span text:style-name="T50">is computed using</text:span> ¼ of the memory requirement compared to the size of <text:span text:style-name="T50">it's</text:span> computation DAG. <text:s/><text:span text:style-name="T50">However,</text:span> an attacker is unlikely to succeed <text:span text:style-name="T134">at improving his time*memory cost </text:span>while using even one less memory location <text:span text:style-name="T60">than ¼</text:span>. <text:s/>Our algorithm pebbles Catena with 0 recomputation penalty for a ¼ pebble coverage just like NoelKDF and Escrypt. <text:s/><text:span text:style-name="T60">W</text:span><text:span text:style-name="T50">ith one fewer pebbles</text:span>, the Catena pebbling <text:span text:style-name="T50">penalty </text:span>jumps <text:span text:style-name="T60">to </text:span><text:span text:style-name="T134">1.8</text:span>X <text:span text:style-name="T50">for a</text:span> 1024 node graphs, <text:span text:style-name="T134">using fixed pebbles every 4. <text:s/>T</text:span>he penalty seems <text:span text:style-name="T135">independent of</text:span> graph size<text:span text:style-name="T50">. <text:s/></text:span><text:span text:style-name="T135">When a Catena-3 sub-DAG is embedded in the first row, the penalty jumps to 3X, when using fixed pebbles every 4 and pebbing nodes pointed to by short edges, which improves the situation on the first row.</text:span></text:p>
      <text:p text:style-name="P130"><text:soft-page-break/><text:span text:style-name="T33">Code for the pebbling application can be found at:</text:span></text:p>
      <text:p text:style-name="P130"><text:a xlink:type="simple" xlink:href="https://github.com/waywardgeek/noelkdf/tree/master/predict"><text:span text:style-name="T33">https://github.com/waywardgeek/noelkdf/tree/master/predict</text:span></text:a></text:p>
      <text:h text:style-name="P119" text:outline-level="1">Results</text:h>
      <text:p text:style-name="P34">The following benchmarks were run on our quad-core i7 CPU development machine running <text:span text:style-name="T136">Manjaro (</text:span>Arch<text:span text:style-name="T136">)</text:span> Linux, using the default install package for <text:span text:style-name="T51">S</text:span>crypt, and the <text:span text:style-name="T60">version of Catena available on </text:span>1/24/14 <text:span text:style-name="T199">from github</text:span>, <text:s/>using the waywardgeek branch <text:span text:style-name="T60">I created.</text:span> <text:s/>All were run in single-threaded mode.</text:p>
      <text:p text:style-name="P35"/>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74"/>
          </table:table-cell>
          <table:table-cell table:style-name="Table1.A1" office:value-type="string">
            <text:p text:style-name="P76">Memory</text:p>
          </table:table-cell>
          <table:table-cell table:style-name="Table1.A1" office:value-type="string">
            <text:p text:style-name="P76">CPU Time (seconds)</text:p>
          </table:table-cell>
          <table:table-cell table:style-name="Table1.D1" office:value-type="string">
            <text:p text:style-name="P76">Time*Memory</text:p>
          </table:table-cell>
        </table:table-row>
        <table:table-row>
          <table:table-cell table:style-name="Table1.A2" office:value-type="string">
            <text:p text:style-name="P76">Scrypt</text:p>
          </table:table-cell>
          <table:table-cell table:style-name="Table1.A2" office:value-type="string">
            <text:p text:style-name="P76">500MB</text:p>
          </table:table-cell>
          <table:table-cell table:style-name="Table1.A2" office:value-type="string">
            <text:p text:style-name="P76">1.8</text:p>
          </table:table-cell>
          <table:table-cell table:style-name="Table1.D2" office:value-type="string">
            <text:p text:style-name="P76">1.0X</text:p>
          </table:table-cell>
        </table:table-row>
        <table:table-row>
          <table:table-cell table:style-name="Table1.A2" office:value-type="string">
            <text:p text:style-name="P76">Catena-3</text:p>
          </table:table-cell>
          <table:table-cell table:style-name="Table1.A2" office:value-type="string">
            <text:p text:style-name="P76">1GB</text:p>
          </table:table-cell>
          <table:table-cell table:style-name="Table1.A2" office:value-type="string">
            <text:p text:style-name="P76">1.37</text:p>
          </table:table-cell>
          <table:table-cell table:style-name="Table1.D2" office:value-type="string">
            <text:p text:style-name="P76">2.6X</text:p>
          </table:table-cell>
        </table:table-row>
        <table:table-row>
          <table:table-cell table:style-name="Table1.A2" office:value-type="string">
            <text:p text:style-name="P78">Catena-2</text:p>
          </table:table-cell>
          <table:table-cell table:style-name="Table1.A2" office:value-type="string">
            <text:p text:style-name="P78">1GB</text:p>
          </table:table-cell>
          <table:table-cell table:style-name="Table1.A2" office:value-type="string">
            <text:p text:style-name="P78">1.06</text:p>
          </table:table-cell>
          <table:table-cell table:style-name="Table1.D2" office:value-type="string">
            <text:p text:style-name="P78">3.4X</text:p>
          </table:table-cell>
        </table:table-row>
        <table:table-row>
          <table:table-cell table:style-name="Table1.A2" office:value-type="string">
            <text:p text:style-name="P76">NoelKDF</text:p>
          </table:table-cell>
          <table:table-cell table:style-name="Table1.A2" office:value-type="string">
            <text:p text:style-name="P76">1GB</text:p>
          </table:table-cell>
          <table:table-cell table:style-name="Table1.A2" office:value-type="string">
            <text:p text:style-name="P76">0.4</text:p>
          </table:table-cell>
          <table:table-cell table:style-name="Table1.D2" office:value-type="string">
            <text:p text:style-name="P76">9X</text:p>
          </table:table-cell>
        </table:table-row>
      </table:table>
      <text:p text:style-name="P35"/>
      <text:p text:style-name="P59"><text:span text:style-name="T35">The Catena</text:span><text:span text:style-name="T137">-</text:span><text:span text:style-name="T35">3 code used the same exact hash function as NoelKDF, </text:span><text:span text:style-name="T60">as I literally copied and pasted the </text:span><text:span text:style-name="T61">hashing </text:span><text:span text:style-name="T60">code from </text:span><text:span text:style-name="T61">noelkdf-ref.c</text:span><text:span text:style-name="T60"> into catena-multhash.c.</text:span></text:p>
      <text:p text:style-name="P36"><text:span text:style-name="T139">Next, I compared resistance to cache timing attacks </text:span><text:span text:style-name="T199">with my automated pebbler</text:span><text:span text:style-name="T139">. <text:s/>Catena-3 seems to be the clear winner for a “pure” KDF, as even reducing 1 pebble punishes an attacker. <text:s/>However “hybrid” KDFs fill memory with 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40">and the sliding-reverse DAGs needed a heuristic for fixing pebbles on nodes of high in degree.</text:span></text:p>
      <text:p text:style-name="P6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5"/>
          </table:table-cell>
          <table:table-cell table:style-name="Table2.A1" office:value-type="string">
            <text:p text:style-name="P80">Spacing</text:p>
          </table:table-cell>
          <table:table-cell table:style-name="Table2.A1" office:value-type="string">
            <text:p text:style-name="P81">Max Degree</text:p>
          </table:table-cell>
          <table:table-cell table:style-name="Table2.A1" office:value-type="string">
            <text:p text:style-name="P80">Min Edge Length</text:p>
          </table:table-cell>
          <table:table-cell table:style-name="Table2.E1" office:value-type="string">
            <text:p text:style-name="P80">Recomputation Penalty</text:p>
          </table:table-cell>
        </table:table-row>
        <table:table-row>
          <table:table-cell table:style-name="Table2.A2" office:value-type="string">
            <text:p text:style-name="P77">Catena-3</text:p>
          </table:table-cell>
          <table:table-cell table:style-name="Table2.A2" office:value-type="string">
            <text:p text:style-name="P82">7</text:p>
          </table:table-cell>
          <table:table-cell table:style-name="Table2.A2" office:value-type="string">
            <text:p text:style-name="P81">0</text:p>
          </table:table-cell>
          <table:table-cell table:style-name="Table2.A2" office:value-type="string">
            <text:p text:style-name="P82">0</text:p>
          </table:table-cell>
          <table:table-cell table:style-name="Table2.E2" office:value-type="string">
            <text:p text:style-name="P77"><text:span text:style-name="T138">10</text:span>X</text:p>
          </table:table-cell>
        </table:table-row>
        <table:table-row>
          <table:table-cell table:style-name="Table2.A2" office:value-type="string">
            <text:p text:style-name="P79">Catena-2</text:p>
          </table:table-cell>
          <table:table-cell table:style-name="Table2.A2" office:value-type="string">
            <text:p text:style-name="P81">5</text:p>
          </table:table-cell>
          <table:table-cell table:style-name="Table2.A2" office:value-type="string">
            <text:p text:style-name="P81">0</text:p>
          </table:table-cell>
          <table:table-cell table:style-name="Table2.A2" office:value-type="string">
            <text:p text:style-name="P81">0</text:p>
          </table:table-cell>
          <table:table-cell table:style-name="Table2.E2" office:value-type="string">
            <text:p text:style-name="P81">2.6X</text:p>
          </table:table-cell>
        </table:table-row>
        <table:table-row>
          <table:table-cell table:style-name="Table2.A2" office:value-type="string">
            <text:p text:style-name="P80">Enanced Catena-3</text:p>
          </table:table-cell>
          <table:table-cell table:style-name="Table2.A2" office:value-type="string">
            <text:p text:style-name="P80">8</text:p>
          </table:table-cell>
          <table:table-cell table:style-name="Table2.A2" office:value-type="string">
            <text:p text:style-name="P81">0</text:p>
          </table:table-cell>
          <table:table-cell table:style-name="Table2.A2" office:value-type="string">
            <text:p text:style-name="P80">25</text:p>
          </table:table-cell>
          <table:table-cell table:style-name="Table2.E2" office:value-type="string">
            <text:p text:style-name="P80">89X</text:p>
          </table:table-cell>
        </table:table-row>
        <table:table-row>
          <table:table-cell table:style-name="Table2.A2" office:value-type="string">
            <text:p text:style-name="P79"><text:span text:style-name="T138">Enhanced </text:span>Catena-2</text:p>
          </table:table-cell>
          <table:table-cell table:style-name="Table2.A2" office:value-type="string">
            <text:p text:style-name="P81">5</text:p>
          </table:table-cell>
          <table:table-cell table:style-name="Table2.A2" office:value-type="string">
            <text:p text:style-name="P81">0</text:p>
          </table:table-cell>
          <table:table-cell table:style-name="Table2.A2" office:value-type="string">
            <text:p text:style-name="P81">25</text:p>
          </table:table-cell>
          <table:table-cell table:style-name="Table2.E2" office:value-type="string">
            <text:p text:style-name="P81">6.5X</text:p>
          </table:table-cell>
        </table:table-row>
        <table:table-row>
          <table:table-cell table:style-name="Table2.A2" office:value-type="string">
            <text:p text:style-name="P81">Sliding-Reverse</text:p>
          </table:table-cell>
          <table:table-cell table:style-name="Table2.A2" office:value-type="string">
            <text:p text:style-name="P83">16</text:p>
          </table:table-cell>
          <table:table-cell table:style-name="Table2.A2" office:value-type="string">
            <text:p text:style-name="P81">3</text:p>
          </table:table-cell>
          <table:table-cell table:style-name="Table2.A2" office:value-type="string">
            <text:p text:style-name="P77">0</text:p>
          </table:table-cell>
          <table:table-cell table:style-name="Table2.E2" office:value-type="string">
            <text:p text:style-name="P81">1176X</text:p>
          </table:table-cell>
        </table:table-row>
      </table:table>
      <text:p text:style-name="P68"/>
      <text:p text:style-name="P69"><text:soft-page-break/>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18"><text:span text:style-name="T141">A natural choice for memory-hard KDFs seems to exist between the extremes of “pure” and “dirty” KDFs. <text:s/>“Hybrid” KDFs, while maybe 5X-ish less </text:span><text:span text:style-name="T142">resistant</text:span><text:span text:style-name="T141"> to cache-timing attacks are 3-4X-ish more resistant against the more common brute-force guessing attacks, </text:span><text:span text:style-name="T153">all else being equal.</text:span></text:p>
      <text:p text:style-name="P131">Further, substantial resistance to ASIC attacks can be had through multiplication-time hardened hashing functions.</text:p>
      <text:p text:style-name="P132"><text:span text:style-name="T200">NoelKDF is just such a hybrid KDF.</text:span></text:p>
      <text:h text:style-name="P120" text:outline-level="1">Intellectual Property Statement</text:h>
      <text:p text:style-name="P15">I, Bill Cox, place noelkdf-ref.c, the algorithm it contains, and all other files and <text:span text:style-name="T143">intellectual</text:span> property associated with this project into the public domain. <text:s/>I will file no patents on any idea used in this project. <text:s/>NoelKDF includes sha.c and sha.h which I copied from the scrypt source code, and which is released under <text:span text:style-name="T152">the</text:span> BSD license, <text:span text:style-name="T152">and noelkdf-test.c was copied from Catena's catena_test_vectors.c and is released under the MIT license.</text:span></text:p>
      <text:p text:style-name="P37">NoelKDF is and will remain available worldwide on a royalty free basis, and I am unaware of any patent or patent application that covers the use or implementation of the NoelKDF algorithm. </text:p>
      <text:h text:style-name="P120" text:outline-level="1">No Hidden Weaknesses</text:h>
      <text:p text:style-name="P15">I, Bill Cox, assert that NoelKDF has no deliberately hidden weakness such as back doors, and I know of no weaknesses other than those discussed in this document. <text:s/>No unusual constants <text:span text:style-name="T201">are </text:span>used in the code.</text:p>
      <text:h text:style-name="P121" text:outline-level="1">Bibliography</text:h>
      <text:list xml:id="list8095914228526033310" text:style-name="L3">
        <text:list-item>
          <text:p text:style-name="P123">Christian Forler, Stefan Lucks, and Jakob Wenzel, Catena: A Memory-Consuming Password-Scrambling Framework, http://eprint.iacr.org/2013/525.pdf</text:p>
        </text:list-item>
        <text:list-item>
          <text:p text:style-name="P128">Colin Percival. Stronger Key Derivation via Sequential Memory-Hard Functions. presented at BSDCan’ 09, May 2009, 2009.</text:p>
        </text:list-item>
        <text:list-item>
          <text:p text:style-name="P127"><text:span text:style-name="T175">Xavier Boyen. Halting Password Puzzles – Hard-to-break Encryption from Human-memorable Keys. In 16th USENIX Security Symposium—SECUR</text:span><text:soft-page-break/><text:span text:style-name="T175">ITY 2007, pages 119–134. Berkeley: The USENIX Association, 2007. Available at </text:span><text:a xlink:type="simple" xlink:href="http://www.cs.stanford.edu/~xb/security07/"><text:span text:style-name="T175">http://www.cs.stanford.edu/~xb/security07/</text:span></text:a><text:span text:style-name="T175">.</text:span></text:p>
        </text:list-item>
        <text:list-item>
          <text:p text:style-name="P129">Secure Applications of Low-Entropy Keys, J. Kelsey, B. Schneier, C. Hall, and D. Wagner (199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 <text:chapter text:display="name" text:outline-level="1"/></text:p>
      </style:header>
      <style:footer>
        <text:p text:style-name="MP3"><text:page-number text:select-page="current"/></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236</meta:editing-cycles>
    <meta:editing-duration>P4DT7H14M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30T14:35:39.36</dc:date>
    <meta:document-statistic meta:table-count="2" meta:image-count="1" meta:object-count="6" meta:page-count="16" meta:paragraph-count="255" meta:word-count="5037" meta:character-count="31431" meta:non-whitespace-character-count="26362"/>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